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202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452in"/>
    </style:style>
    <style:style style:name="co6" style:family="table-column">
      <style:table-column-properties fo:break-before="auto" style:column-width="1.5299in"/>
    </style:style>
    <style:style style:name="co7" style:family="table-column">
      <style:table-column-properties fo:break-before="auto" style:column-width="1.5756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8.1417in"/>
    </style:style>
    <style:style style:name="co12" style:family="table-column">
      <style:table-column-properties fo:break-before="auto" style:column-width="8.262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8" style:family="table-cell" style:parent-style-name="Default">
      <style:text-properties style:font-name="Comic Sans MS" fo:font-size="7pt" style:font-size-asian="7pt" style:font-size-complex="7pt"/>
    </style:style>
    <style:style style:name="ce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12" style:family="table-cell" style:parent-style-name="Default">
      <style:text-properties style:font-name="Comic Sans MS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name-asian="DejaVu Sans" style:font-size-asian="7pt" style:font-name-complex="Lohit Hindi" style:font-size-complex="7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 results numeric mflops" table:style-name="ta1">
        <table:table-column table:style-name="co1" table:default-cell-style-name="ce4"/>
        <table:table-column table:style-name="co2" table:number-columns-repeated="6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06" table:default-cell-style-name="ce11"/>
        <table:table-column table:style-name="co10" table:number-columns-repeated="2" table:default-cell-style-name="ce12"/>
        <table:table-row table:style-name="ro1">
          <table:table-cell table:style-name="ce1" office:value-type="string">
            <text:p>Implementation</text:p>
          </table:table-cell>
          <table:table-cell table:style-name="ce9" table:formula="of:=2^25" office:value-type="float" office:value="33554432">
            <text:p>33554432</text:p>
          </table:table-cell>
          <table:table-cell table:style-name="ce9" table:formula="of:=2^26" office:value-type="float" office:value="67108864">
            <text:p>67108864</text:p>
          </table:table-cell>
          <table:table-cell table:style-name="ce9" table:formula="of:=2^27" office:value-type="float" office:value="134217728">
            <text:p>134217728</text:p>
          </table:table-cell>
          <table:table-cell table:style-name="ce9" table:formula="of:=2^28" office:value-type="float" office:value="268435456">
            <text:p>268435456</text:p>
          </table:table-cell>
          <table:table-cell table:style-name="ce9" table:formula="of:=2^29" office:value-type="float" office:value="536870912">
            <text:p>536870912</text:p>
          </table:table-cell>
          <table:table-cell table:style-name="ce9" table:formula="of:=2^30" office:value-type="float" office:value="1073741824">
            <text:p>1073741824</text:p>
          </table:table-cell>
          <table:table-cell table:style-name="ce9" table:formula="of:=2^31" office:value-type="float" office:value="2147483648">
            <text:p>2147483648</text:p>
          </table:table-cell>
          <table:table-cell table:style-name="ce9" table:formula="of:=2^32" office:value-type="float" office:value="4294967296">
            <text:p>4294967296</text:p>
          </table:table-cell>
          <table:table-cell table:style-name="ce9" table:formula="of:=2^33" office:value-type="float" office:value="8589934592">
            <text:p>8589934592</text:p>
          </table:table-cell>
          <table:table-cell table:style-name="ce9" table:formula="of:=2^34" office:value-type="float" office:value="17179869184">
            <text:p>17179869184</text:p>
          </table:table-cell>
          <table:table-cell table:style-name="ce9" table:formula="of:=2^35" office:value-type="float" office:value="34359738368">
            <text:p>34359738368</text:p>
          </table:table-cell>
          <table:table-cell table:style-name="ce9" table:formula="of:=2^36" office:value-type="float" office:value="68719476736">
            <text:p>68719476736</text:p>
          </table:table-cell>
          <table:table-cell table:style-name="ce9" table:formula="of:=2^37" office:value-type="float" office:value="137438953472">
            <text:p>137438953472</text:p>
          </table:table-cell>
          <table:table-cell table:style-name="ce9" table:formula="of:=2^38" office:value-type="float" office:value="274877906944">
            <text:p>274877906944</text:p>
          </table:table-cell>
          <table:table-cell table:style-name="ce9" office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 – Division to check for primes</text:p>
          </table:table-cell>
          <table:table-cell table:style-name="ce10" table:formula="of:=[.B$1]*LOG(LOG([.B$1]))/([All_results_numeric.B2]*10^6)" office:value-type="float" office:value="0.375311737841517">
            <text:p>0.3753117378</text:p>
          </table:table-cell>
          <table:table-cell table:style-name="ce10" table:formula="of:=[.C$1]*LOG(LOG([.C$1]))/([All_results_numeric.C2]*10^6)" office:value-type="float" office:value="0.282245772687338">
            <text:p>0.2822457727</text:p>
          </table:table-cell>
          <table:table-cell table:style-name="ce10" table:formula="of:=[.D$1]*LOG(LOG([.D$1]))/([All_results_numeric.D2]*10^6)" office:value-type="float" office:value="0.210649137565787">
            <text:p>0.2106491376</text:p>
          </table:table-cell>
          <table:table-cell table:style-name="ce10" table:formula="of:=[.E$1]*LOG(LOG([.E$1]))/([All_results_numeric.E2]*10^6)" office:value-type="float" office:value="0.158599082604556">
            <text:p>0.1585990826</text:p>
          </table:table-cell>
          <table:table-cell table:style-name="ce10" table:formula="of:=[.F$1]*LOG(LOG([.F$1]))/([All_results_numeric.F2]*10^6)" office:value-type="float" office:value="0.122364084184777">
            <text:p>0.1223640842</text:p>
          </table:table-cell>
          <table:table-cell table:style-name="ce10" table:formula="of:=[.G$1]*LOG(LOG([.G$1]))/([All_results_numeric.G2]*10^6)" office:value-type="float" office:value="0.0872737488841714">
            <text:p>0.0872737489</text:p>
          </table:table-cell>
          <table:table-cell table:style-name="ce10" table:formula="of:=[.H$1]*LOG(LOG([.H$1]))/([All_results_numeric.H2]*10^6)" office:value-type="float" office:value="0.0655738064216442">
            <text:p>0.0655738064</text:p>
          </table:table-cell>
          <table:table-cell table:style-name="ce10" table:formula="of:=[.I$1]*LOG(LOG([.I$1]))/([All_results_numeric.I2]*10^6)" office:value-type="float" office:value="0.047433687515539">
            <text:p>0.0474336875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 – Multiples to check for primes</text:p>
          </table:table-cell>
          <table:table-cell table:style-name="ce10" table:formula="of:=[.B$1]*LOG(LOG([.B$1]))/([All_results_numeric.B3]*10^6)" office:value-type="float" office:value="546.795501427286">
            <text:p>546.7955014273</text:p>
          </table:table-cell>
          <table:table-cell table:style-name="ce10" table:formula="of:=[.C$1]*LOG(LOG([.C$1]))/([All_results_numeric.C3]*10^6)" office:value-type="float" office:value="504.975437201714">
            <text:p>504.9754372017</text:p>
          </table:table-cell>
          <table:table-cell table:style-name="ce10" table:formula="of:=[.D$1]*LOG(LOG([.D$1]))/([All_results_numeric.D3]*10^6)" office:value-type="float" office:value="389.940968637256">
            <text:p>389.9409686373</text:p>
          </table:table-cell>
          <table:table-cell table:style-name="ce10" table:formula="of:=[.E$1]*LOG(LOG([.E$1]))/([All_results_numeric.E3]*10^6)" office:value-type="float" office:value="322.061668431024">
            <text:p>322.061668431</text:p>
          </table:table-cell>
          <table:table-cell table:style-name="ce10" table:formula="of:=[.F$1]*LOG(LOG([.F$1]))/([All_results_numeric.F3]*10^6)" office:value-type="float" office:value="290.483218897705">
            <text:p>290.4832188977</text:p>
          </table:table-cell>
          <table:table-cell table:style-name="ce10" table:formula="of:=[.G$1]*LOG(LOG([.G$1]))/([All_results_numeric.G3]*10^6)" office:value-type="float" office:value="276.47934268786">
            <text:p>276.4793426879</text:p>
          </table:table-cell>
          <table:table-cell table:style-name="ce10" table:formula="of:=[.H$1]*LOG(LOG([.H$1]))/([All_results_numeric.H3]*10^6)" office:value-type="float" office:value="267.932092412616">
            <text:p>267.9320924126</text:p>
          </table:table-cell>
          <table:table-cell table:style-name="ce10" table:formula="of:=[.I$1]*LOG(LOG([.I$1]))/([All_results_numeric.I3]*10^6)" office:value-type="float" office:value="252.675590466979">
            <text:p>252.675590467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3 – Block search with bitset with all odd numbers (262144 bytes block)</text:p>
          </table:table-cell>
          <table:table-cell table:style-name="ce10" table:formula="of:=[.B$1]*LOG(LOG([.B$1]))/([All_results_numeric.B4]*10^6)" office:value-type="float" office:value="573.727299751755">
            <text:p>573.7272997518</text:p>
          </table:table-cell>
          <table:table-cell table:style-name="ce10" table:formula="of:=[.C$1]*LOG(LOG([.C$1]))/([All_results_numeric.C4]*10^6)" office:value-type="float" office:value="558.584039029166">
            <text:p>558.5840390292</text:p>
          </table:table-cell>
          <table:table-cell table:style-name="ce10" table:formula="of:=[.D$1]*LOG(LOG([.D$1]))/([All_results_numeric.D4]*10^6)" office:value-type="float" office:value="557.735443435248">
            <text:p>557.7354434352</text:p>
          </table:table-cell>
          <table:table-cell table:style-name="ce10" table:formula="of:=[.E$1]*LOG(LOG([.E$1]))/([All_results_numeric.E4]*10^6)" office:value-type="float" office:value="551.553176994683">
            <text:p>551.5531769947</text:p>
          </table:table-cell>
          <table:table-cell table:style-name="ce10" table:formula="of:=[.F$1]*LOG(LOG([.F$1]))/([All_results_numeric.F4]*10^6)" office:value-type="float" office:value="546.229747277036">
            <text:p>546.229747277</text:p>
          </table:table-cell>
          <table:table-cell table:style-name="ce10" table:formula="of:=[.G$1]*LOG(LOG([.G$1]))/([All_results_numeric.G4]*10^6)" office:value-type="float" office:value="538.629857053006">
            <text:p>538.629857053</text:p>
          </table:table-cell>
          <table:table-cell table:style-name="ce10" table:formula="of:=[.H$1]*LOG(LOG([.H$1]))/([All_results_numeric.H4]*10^6)" office:value-type="float" office:value="532.977297305436">
            <text:p>532.9772973054</text:p>
          </table:table-cell>
          <table:table-cell table:style-name="ce10" table:formula="of:=[.I$1]*LOG(LOG([.I$1]))/([All_results_numeric.I4]*10^6)" office:value-type="float" office:value="525.68390857795">
            <text:p>525.683908578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 – Block search with bitset with odd numbers only in the block (32768 bytes block) and primes found stored in vector</text:p>
          </table:table-cell>
          <table:table-cell table:style-name="ce10" table:formula="of:=[.B$1]*LOG(LOG([.B$1]))/([All_results_numeric.B5]*10^6)" office:value-type="float" office:value="263.172244289314">
            <text:p>263.1722442893</text:p>
          </table:table-cell>
          <table:table-cell table:style-name="ce10" table:formula="of:=[.C$1]*LOG(LOG([.C$1]))/([All_results_numeric.C5]*10^6)" office:value-type="float" office:value="264.295590885719">
            <text:p>264.2955908857</text:p>
          </table:table-cell>
          <table:table-cell table:style-name="ce10" table:formula="of:=[.D$1]*LOG(LOG([.D$1]))/([All_results_numeric.D5]*10^6)" office:value-type="float" office:value="271.507921984761">
            <text:p>271.5079219848</text:p>
          </table:table-cell>
          <table:table-cell table:style-name="ce10" table:formula="of:=[.E$1]*LOG(LOG([.E$1]))/([All_results_numeric.E5]*10^6)" office:value-type="float" office:value="264.399581798766">
            <text:p>264.3995817988</text:p>
          </table:table-cell>
          <table:table-cell table:style-name="ce10" table:formula="of:=[.F$1]*LOG(LOG([.F$1]))/([All_results_numeric.F5]*10^6)" office:value-type="float" office:value="277.904438558065">
            <text:p>277.9044385581</text:p>
          </table:table-cell>
          <table:table-cell table:style-name="ce10" table:formula="of:=[.G$1]*LOG(LOG([.G$1]))/([All_results_numeric.G5]*10^6)" office:value-type="float" office:value="282.702032026041">
            <text:p>282.702032026</text:p>
          </table:table-cell>
          <table:table-cell table:style-name="ce10" table:formula="of:=[.H$1]*LOG(LOG([.H$1]))/([All_results_numeric.H5]*10^6)" office:value-type="float" office:value="285.578068273933">
            <text:p>285.5780682739</text:p>
          </table:table-cell>
          <table:table-cell table:style-name="ce10" table:formula="of:=[.I$1]*LOG(LOG([.I$1]))/([All_results_numeric.I5]*10^6)" office:value-type="float" office:value="286.610768975023">
            <text:p>286.610768975</text:p>
          </table:table-cell>
          <table:table-cell table:style-name="ce10" table:number-columns-repeated="6"/>
          <table:table-cell table:style-name="ce10" office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10" table:formula="of:=[.B$1]*LOG(LOG([.B$1]))/([All_results_numeric.B6]*10^6)" office:value-type="float" office:value="709.478242516734">
            <text:p>709.4782425167</text:p>
          </table:table-cell>
          <table:table-cell table:style-name="ce10" table:formula="of:=[.C$1]*LOG(LOG([.C$1]))/([All_results_numeric.C6]*10^6)" office:value-type="float" office:value="701.741830132996">
            <text:p>701.741830133</text:p>
          </table:table-cell>
          <table:table-cell table:style-name="ce10" table:formula="of:=[.D$1]*LOG(LOG([.D$1]))/([All_results_numeric.D6]*10^6)" office:value-type="float" office:value="668.746882308581">
            <text:p>668.7468823086</text:p>
          </table:table-cell>
          <table:table-cell table:style-name="ce10" table:formula="of:=[.E$1]*LOG(LOG([.E$1]))/([All_results_numeric.E6]*10^6)" office:value-type="float" office:value="690.181725234413">
            <text:p>690.1817252344</text:p>
          </table:table-cell>
          <table:table-cell table:style-name="ce10" table:formula="of:=[.F$1]*LOG(LOG([.F$1]))/([All_results_numeric.F6]*10^6)" office:value-type="float" office:value="705.036716930551">
            <text:p>705.0367169306</text:p>
          </table:table-cell>
          <table:table-cell table:style-name="ce10" table:formula="of:=[.G$1]*LOG(LOG([.G$1]))/([All_results_numeric.G6]*10^6)" office:value-type="float" office:value="704.566653338823">
            <text:p>704.5666533388</text:p>
          </table:table-cell>
          <table:table-cell table:style-name="ce10" table:formula="of:=[.H$1]*LOG(LOG([.H$1]))/([All_results_numeric.H6]*10^6)" office:value-type="float" office:value="697.859135715155">
            <text:p>697.8591357152</text:p>
          </table:table-cell>
          <table:table-cell table:style-name="ce10" table:formula="of:=[.I$1]*LOG(LOG([.I$1]))/([All_results_numeric.I6]*10^6)" office:value-type="float" office:value="688.512604633051">
            <text:p>688.5126046331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6 – Block search with bitset with only possible prime numbers optimized for space and with modulo 30 wheel factorization (16384 bytes block)</text:p>
          </table:table-cell>
          <table:table-cell table:style-name="ce10" table:formula="of:=[.B$1]*LOG(LOG([.B$1]))/([All_results_numeric.B7]*10^6)" office:value-type="float" office:value="134.7029971503">
            <text:p>134.7029971503</text:p>
          </table:table-cell>
          <table:table-cell table:style-name="ce10" table:formula="of:=[.C$1]*LOG(LOG([.C$1]))/([All_results_numeric.C7]*10^6)" office:value-type="float" office:value="136.414060332429">
            <text:p>136.4140603324</text:p>
          </table:table-cell>
          <table:table-cell table:style-name="ce10" table:formula="of:=[.D$1]*LOG(LOG([.D$1]))/([All_results_numeric.D7]*10^6)" office:value-type="float" office:value="134.836740954675">
            <text:p>134.8367409547</text:p>
          </table:table-cell>
          <table:table-cell table:style-name="ce10" table:formula="of:=[.E$1]*LOG(LOG([.E$1]))/([All_results_numeric.E7]*10^6)" office:value-type="float" office:value="131.333317055849">
            <text:p>131.3333170559</text:p>
          </table:table-cell>
          <table:table-cell table:style-name="ce10" table:formula="of:=[.F$1]*LOG(LOG([.F$1]))/([All_results_numeric.F7]*10^6)" office:value-type="float" office:value="131.110704476588">
            <text:p>131.1107044766</text:p>
          </table:table-cell>
          <table:table-cell table:style-name="ce10" table:formula="of:=[.G$1]*LOG(LOG([.G$1]))/([All_results_numeric.G7]*10^6)" office:value-type="float" office:value="128.606565906195">
            <text:p>128.6065659062</text:p>
          </table:table-cell>
          <table:table-cell table:style-name="ce10" table:formula="of:=[.H$1]*LOG(LOG([.H$1]))/([All_results_numeric.H7]*10^6)" office:value-type="float" office:value="126.959423083601">
            <text:p>126.9594230836</text:p>
          </table:table-cell>
          <table:table-cell table:style-name="ce10" table:formula="of:=[.I$1]*LOG(LOG([.I$1]))/([All_results_numeric.I7]*10^6)" office:value-type="float" office:value="124.901442463427">
            <text:p>124.9014424634</text:p>
          </table:table-cell>
          <table:table-cell table:style-name="ce10" table:number-columns-repeated="6"/>
          <table:table-cell table:style-name="ce10" office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10" table:formula="of:=[.B$1]*LOG(LOG([.B$1]))/([All_results_numeric.B8]*10^6)" office:value-type="float" office:value="151.796707379096">
            <text:p>151.7967073791</text:p>
          </table:table-cell>
          <table:table-cell table:style-name="ce10" table:formula="of:=[.C$1]*LOG(LOG([.C$1]))/([All_results_numeric.C8]*10^6)" office:value-type="float" office:value="149.353440845042">
            <text:p>149.353440845</text:p>
          </table:table-cell>
          <table:table-cell table:style-name="ce10" table:formula="of:=[.D$1]*LOG(LOG([.D$1]))/([All_results_numeric.D8]*10^6)" office:value-type="float" office:value="146.351862324144">
            <text:p>146.3518623241</text:p>
          </table:table-cell>
          <table:table-cell table:style-name="ce10" table:formula="of:=[.E$1]*LOG(LOG([.E$1]))/([All_results_numeric.E8]*10^6)" office:value-type="float" office:value="144.119944403056">
            <text:p>144.1199444031</text:p>
          </table:table-cell>
          <table:table-cell table:style-name="ce10" table:formula="of:=[.F$1]*LOG(LOG([.F$1]))/([All_results_numeric.F8]*10^6)" office:value-type="float" office:value="140.618392799377">
            <text:p>140.6183927994</text:p>
          </table:table-cell>
          <table:table-cell table:style-name="ce10" table:formula="of:=[.G$1]*LOG(LOG([.G$1]))/([All_results_numeric.G8]*10^6)" office:value-type="float" office:value="138.345712659908">
            <text:p>138.3457126599</text:p>
          </table:table-cell>
          <table:table-cell table:style-name="ce10" table:formula="of:=[.H$1]*LOG(LOG([.H$1]))/([All_results_numeric.H8]*10^6)" office:value-type="float" office:value="136.014748287441">
            <text:p>136.0147482874</text:p>
          </table:table-cell>
          <table:table-cell table:style-name="ce10" table:formula="of:=[.I$1]*LOG(LOG([.I$1]))/([All_results_numeric.I8]*10^6)" office:value-type="float" office:value="146.760865175506">
            <text:p>146.7608651755</text:p>
          </table:table-cell>
          <table:table-cell table:style-name="ce10" table:number-columns-repeated="6"/>
          <table:table-cell table:style-name="ce10" office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 – Block search with bitset with all odd numbers optimized for time and space and with modulo 30 wheel factorization (32768 bytes block)</text:p>
          </table:table-cell>
          <table:table-cell table:style-name="ce10" table:formula="of:=[.B$1]*LOG(LOG([.B$1]))/([All_results_numeric.B9]*10^6)" office:value-type="float" office:value="958.33078172017">
            <text:p>958.3307817202</text:p>
          </table:table-cell>
          <table:table-cell table:style-name="ce10" table:formula="of:=[.C$1]*LOG(LOG([.C$1]))/([All_results_numeric.C9]*10^6)" office:value-type="float" office:value="1004.51184451766">
            <text:p>1004.5118445177</text:p>
          </table:table-cell>
          <table:table-cell table:style-name="ce10" table:formula="of:=[.D$1]*LOG(LOG([.D$1]))/([All_results_numeric.D9]*10^6)" office:value-type="float" office:value="989.200283553478">
            <text:p>989.2002835535</text:p>
          </table:table-cell>
          <table:table-cell table:style-name="ce10" table:formula="of:=[.E$1]*LOG(LOG([.E$1]))/([All_results_numeric.E9]*10^6)" office:value-type="float" office:value="985.383939146606">
            <text:p>985.3839391466</text:p>
          </table:table-cell>
          <table:table-cell table:style-name="ce10" table:formula="of:=[.F$1]*LOG(LOG([.F$1]))/([All_results_numeric.F9]*10^6)" office:value-type="float" office:value="981.496296676125">
            <text:p>981.4962966761</text:p>
          </table:table-cell>
          <table:table-cell table:style-name="ce10" table:formula="of:=[.G$1]*LOG(LOG([.G$1]))/([All_results_numeric.G9]*10^6)" office:value-type="float" office:value="959.710065795555">
            <text:p>959.7100657956</text:p>
          </table:table-cell>
          <table:table-cell table:style-name="ce10" table:formula="of:=[.H$1]*LOG(LOG([.H$1]))/([All_results_numeric.H9]*10^6)" office:value-type="float" office:value="966.010074084665">
            <text:p>966.0100740847</text:p>
          </table:table-cell>
          <table:table-cell table:style-name="ce10" table:formula="of:=[.I$1]*LOG(LOG([.I$1]))/([All_results_numeric.I9]*10^6)" office:value-type="float" office:value="937.343395390011">
            <text:p>937.34339539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 – Block search with bitset with all odd numbers optimized for time and space and with modulo 210 wheel factorization (16384 bytes block)</text:p>
          </table:table-cell>
          <table:table-cell table:style-name="ce10" table:formula="of:=[.B$1]*LOG(LOG([.B$1]))/([All_results_numeric.B10]*10^6)" office:value-type="float" office:value="1107.42610873051">
            <text:p>1107.4261087305</text:p>
          </table:table-cell>
          <table:table-cell table:style-name="ce10" table:formula="of:=[.C$1]*LOG(LOG([.C$1]))/([All_results_numeric.C10]*10^6)" office:value-type="float" office:value="1106.53113064205">
            <text:p>1106.5311306421</text:p>
          </table:table-cell>
          <table:table-cell table:style-name="ce10" table:formula="of:=[.D$1]*LOG(LOG([.D$1]))/([All_results_numeric.D10]*10^6)" office:value-type="float" office:value="1068.4598816347">
            <text:p>1068.4598816347</text:p>
          </table:table-cell>
          <table:table-cell table:style-name="ce10" table:formula="of:=[.E$1]*LOG(LOG([.E$1]))/([All_results_numeric.E10]*10^6)" office:value-type="float" office:value="1059.32837377853">
            <text:p>1059.3283737785</text:p>
          </table:table-cell>
          <table:table-cell table:style-name="ce10" table:formula="of:=[.F$1]*LOG(LOG([.F$1]))/([All_results_numeric.F10]*10^6)" office:value-type="float" office:value="1062.98751811692">
            <text:p>1062.9875181169</text:p>
          </table:table-cell>
          <table:table-cell table:style-name="ce10" table:formula="of:=[.G$1]*LOG(LOG([.G$1]))/([All_results_numeric.G10]*10^6)" office:value-type="float" office:value="1038.84909200606">
            <text:p>1038.8490920061</text:p>
          </table:table-cell>
          <table:table-cell table:style-name="ce10" table:formula="of:=[.H$1]*LOG(LOG([.H$1]))/([All_results_numeric.H10]*10^6)" office:value-type="float" office:value="1026.54727033163">
            <text:p>1026.5472703316</text:p>
          </table:table-cell>
          <table:table-cell table:style-name="ce10" table:formula="of:=[.I$1]*LOG(LOG([.I$1]))/([All_results_numeric.I10]*10^6)" office:value-type="float" office:value="1015.19859783126">
            <text:p>1015.1985978313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10" table:formula="of:=[.B$1]*LOG(LOG([.B$1]))/([All_results_numeric.B11]*10^6)" office:value-type="float" office:value="981.8771497838">
            <text:p>981.8771497838</text:p>
          </table:table-cell>
          <table:table-cell table:style-name="ce10" table:formula="of:=[.C$1]*LOG(LOG([.C$1]))/([All_results_numeric.C11]*10^6)" office:value-type="float" office:value="960.43031637809">
            <text:p>960.4303163781</text:p>
          </table:table-cell>
          <table:table-cell table:style-name="ce10" table:formula="of:=[.D$1]*LOG(LOG([.D$1]))/([All_results_numeric.D11]*10^6)" office:value-type="float" office:value="946.779694649464">
            <text:p>946.7796946495</text:p>
          </table:table-cell>
          <table:table-cell table:style-name="ce10" table:formula="of:=[.E$1]*LOG(LOG([.E$1]))/([All_results_numeric.E11]*10^6)" office:value-type="float" office:value="943.57330953821">
            <text:p>943.5733095382</text:p>
          </table:table-cell>
          <table:table-cell table:style-name="ce10" table:formula="of:=[.F$1]*LOG(LOG([.F$1]))/([All_results_numeric.F11]*10^6)" office:value-type="float" office:value="920.949423969348">
            <text:p>920.9494239693</text:p>
          </table:table-cell>
          <table:table-cell table:style-name="ce10" table:formula="of:=[.G$1]*LOG(LOG([.G$1]))/([All_results_numeric.G11]*10^6)" office:value-type="float" office:value="904.1881812014">
            <text:p>904.1881812014</text:p>
          </table:table-cell>
          <table:table-cell table:style-name="ce10" table:formula="of:=[.H$1]*LOG(LOG([.H$1]))/([All_results_numeric.H11]*10^6)" office:value-type="float" office:value="884.898452232437">
            <text:p>884.8984522324</text:p>
          </table:table-cell>
          <table:table-cell table:style-name="ce10" table:formula="of:=[.I$1]*LOG(LOG([.I$1]))/([All_results_numeric.I11]*10^6)" office:value-type="float" office:value="868.847885616066">
            <text:p>868.8478856161</text:p>
          </table:table-cell>
          <table:table-cell table:style-name="ce10" table:number-columns-repeated="6"/>
          <table:table-cell table:style-name="ce10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10" table:formula="of:=[.B$1]*LOG(LOG([.B$1]))/([All_results_numeric.B12]*10^6)" office:value-type="float" office:value="1067.70719213612">
            <text:p>1067.7071921361</text:p>
          </table:table-cell>
          <table:table-cell table:style-name="ce10" table:formula="of:=[.C$1]*LOG(LOG([.C$1]))/([All_results_numeric.C12]*10^6)" office:value-type="float" office:value="1039.43957730734">
            <text:p>1039.4395773074</text:p>
          </table:table-cell>
          <table:table-cell table:style-name="ce10" table:formula="of:=[.D$1]*LOG(LOG([.D$1]))/([All_results_numeric.D12]*10^6)" office:value-type="float" office:value="1050.80987197499">
            <text:p>1050.809871975</text:p>
          </table:table-cell>
          <table:table-cell table:style-name="ce10" table:formula="of:=[.E$1]*LOG(LOG([.E$1]))/([All_results_numeric.E12]*10^6)" office:value-type="float" office:value="1028.13685328197">
            <text:p>1028.136853282</text:p>
          </table:table-cell>
          <table:table-cell table:style-name="ce10" table:formula="of:=[.F$1]*LOG(LOG([.F$1]))/([All_results_numeric.F12]*10^6)" office:value-type="float" office:value="997.988415683207">
            <text:p>997.9884156832</text:p>
          </table:table-cell>
          <table:table-cell table:style-name="ce10" table:formula="of:=[.G$1]*LOG(LOG([.G$1]))/([All_results_numeric.G12]*10^6)" office:value-type="float" office:value="977.872155603069">
            <text:p>977.8721556031</text:p>
          </table:table-cell>
          <table:table-cell table:style-name="ce10" table:formula="of:=[.H$1]*LOG(LOG([.H$1]))/([All_results_numeric.H12]*10^6)" office:value-type="float" office:value="960.632857389005">
            <text:p>960.632857389</text:p>
          </table:table-cell>
          <table:table-cell table:style-name="ce10" table:formula="of:=[.I$1]*LOG(LOG([.I$1]))/([All_results_numeric.I12]*10^6)" office:value-type="float" office:value="942.625687686655">
            <text:p>942.6256876867</text:p>
          </table:table-cell>
          <table:table-cell table:style-name="ce10" table:number-columns-repeated="6"/>
          <table:table-cell table:style-name="ce10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10" table:formula="of:=[.B$1]*LOG(LOG([.B$1]))/([All_results_numeric.B13]*10^6)" office:value-type="float" office:value="1340.38782398823">
            <text:p>1340.3878239882</text:p>
          </table:table-cell>
          <table:table-cell table:style-name="ce10" table:formula="of:=[.C$1]*LOG(LOG([.C$1]))/([All_results_numeric.C13]*10^6)" office:value-type="float" office:value="1758.72798469118">
            <text:p>1758.7279846912</text:p>
          </table:table-cell>
          <table:table-cell table:style-name="ce10" table:formula="of:=[.D$1]*LOG(LOG([.D$1]))/([All_results_numeric.D13]*10^6)" office:value-type="float" office:value="3261.79309394778">
            <text:p>3261.7930939478</text:p>
          </table:table-cell>
          <table:table-cell table:style-name="ce10" table:formula="of:=[.E$1]*LOG(LOG([.E$1]))/([All_results_numeric.E13]*10^6)" office:value-type="float" office:value="3245.59741057724">
            <text:p>3245.5974105773</text:p>
          </table:table-cell>
          <table:table-cell table:style-name="ce10" table:formula="of:=[.F$1]*LOG(LOG([.F$1]))/([All_results_numeric.F13]*10^6)" office:value-type="float" office:value="3717.19091311334">
            <text:p>3717.1909131134</text:p>
          </table:table-cell>
          <table:table-cell table:style-name="ce10" table:formula="of:=[.G$1]*LOG(LOG([.G$1]))/([All_results_numeric.G13]*10^6)" office:value-type="float" office:value="3876.08261349981">
            <text:p>3876.0826134998</text:p>
          </table:table-cell>
          <table:table-cell table:style-name="ce10" table:formula="of:=[.H$1]*LOG(LOG([.H$1]))/([All_results_numeric.H13]*10^6)" office:value-type="float" office:value="3780.17585666172">
            <text:p>3780.1758566617</text:p>
          </table:table-cell>
          <table:table-cell table:style-name="ce10" table:formula="of:=[.I$1]*LOG(LOG([.I$1]))/([All_results_numeric.I13]*10^6)" office:value-type="float" office:value="3774.30029945401">
            <text:p>3774.300299454</text:p>
          </table:table-cell>
          <table:table-cell table:style-name="ce10" table:formula="of:=[.J$1]*LOG(LOG([.J$1]))/([All_results_numeric.J13]*10^6)" office:value-type="float" office:value="3734.71270646445">
            <text:p>3734.7127064645</text:p>
          </table:table-cell>
          <table:table-cell table:style-name="ce10" table:formula="of:=[.K$1]*LOG(LOG([.K$1]))/([All_results_numeric.K13]*10^6)" office:value-type="float" office:value="3672.65645028913">
            <text:p>3672.6564502891</text:p>
          </table:table-cell>
          <table:table-cell table:style-name="ce10" table:formula="of:=[.L$1]*LOG(LOG([.L$1]))/([All_results_numeric.L13]*10^6)" office:value-type="float" office:value="3509.12181597331">
            <text:p>3509.1218159733</text:p>
          </table:table-cell>
          <table:table-cell table:style-name="ce10" table:formula="of:=[.M$1]*LOG(LOG([.M$1]))/([All_results_numeric.M13]*10^6)" office:value-type="float" office:value="3385.55351324529">
            <text:p>3385.5535132453</text:p>
          </table:table-cell>
          <table:table-cell table:style-name="ce10" table:number-columns-repeated="2"/>
          <table:table-cell table:style-name="ce10" office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10" table:formula="of:=[.B$1]*LOG(LOG([.B$1]))/([All_results_numeric.B14]*10^6)" office:value-type="float" office:value="1773.95235354486">
            <text:p>1773.9523535449</text:p>
          </table:table-cell>
          <table:table-cell table:style-name="ce10" table:formula="of:=[.C$1]*LOG(LOG([.C$1]))/([All_results_numeric.C14]*10^6)" office:value-type="float" office:value="2144.52483975307">
            <text:p>2144.5248397531</text:p>
          </table:table-cell>
          <table:table-cell table:style-name="ce10" table:formula="of:=[.D$1]*LOG(LOG([.D$1]))/([All_results_numeric.D14]*10^6)" office:value-type="float" office:value="2668.38348757468">
            <text:p>2668.3834875747</text:p>
          </table:table-cell>
          <table:table-cell table:style-name="ce10" table:formula="of:=[.E$1]*LOG(LOG([.E$1]))/([All_results_numeric.E14]*10^6)" office:value-type="float" office:value="3516.71835467457">
            <text:p>3516.7183546746</text:p>
          </table:table-cell>
          <table:table-cell table:style-name="ce10" table:formula="of:=[.F$1]*LOG(LOG([.F$1]))/([All_results_numeric.F14]*10^6)" office:value-type="float" office:value="3548.1742891379">
            <text:p>3548.1742891379</text:p>
          </table:table-cell>
          <table:table-cell table:style-name="ce10" table:formula="of:=[.G$1]*LOG(LOG([.G$1]))/([All_results_numeric.G14]*10^6)" office:value-type="float" office:value="3585.38318864695">
            <text:p>3585.383188647</text:p>
          </table:table-cell>
          <table:table-cell table:style-name="ce10" table:formula="of:=[.H$1]*LOG(LOG([.H$1]))/([All_results_numeric.H14]*10^6)" office:value-type="float" office:value="3424.2543035803">
            <text:p>3424.2543035803</text:p>
          </table:table-cell>
          <table:table-cell table:style-name="ce10" table:formula="of:=[.I$1]*LOG(LOG([.I$1]))/([All_results_numeric.I14]*10^6)" office:value-type="float" office:value="3388.44055995011">
            <text:p>3388.4405599501</text:p>
          </table:table-cell>
          <table:table-cell table:style-name="ce10" table:formula="of:=[.J$1]*LOG(LOG([.J$1]))/([All_results_numeric.J14]*10^6)" office:value-type="float" office:value="3425.77581587799">
            <text:p>3425.775815878</text:p>
          </table:table-cell>
          <table:table-cell table:style-name="ce10" table:formula="of:=[.K$1]*LOG(LOG([.K$1]))/([All_results_numeric.K14]*10^6)" office:value-type="float" office:value="3255.05595376657">
            <text:p>3255.0559537666</text:p>
          </table:table-cell>
          <table:table-cell table:style-name="ce10" table:formula="of:=[.L$1]*LOG(LOG([.L$1]))/([All_results_numeric.L14]*10^6)" office:value-type="float" office:value="3053.70141795692">
            <text:p>3053.7014179569</text:p>
          </table:table-cell>
          <table:table-cell table:style-name="ce10" table:formula="of:=[.M$1]*LOG(LOG([.M$1]))/([All_results_numeric.M14]*10^6)" office:value-type="float" office:value="2769.51411365613">
            <text:p>2769.5141136561</text:p>
          </table:table-cell>
          <table:table-cell table:style-name="ce10" table:number-columns-repeated="2"/>
          <table:table-cell table:style-name="ce10" office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1 thread, 16384 bytes block, 65536 blocks per segment)</text:p>
          </table:table-cell>
          <table:table-cell table:style-name="ce10" table:formula="of:=[.B$1]*LOG(LOG([.B$1]))/([All_results_numeric.B15]*10^6)" office:value-type="float" office:value="1069.02664274248">
            <text:p>1069.0266427425</text:p>
          </table:table-cell>
          <table:table-cell table:style-name="ce10" table:formula="of:=[.C$1]*LOG(LOG([.C$1]))/([All_results_numeric.C15]*10^6)" office:value-type="float" office:value="1075.53174714856">
            <text:p>1075.5317471486</text:p>
          </table:table-cell>
          <table:table-cell table:style-name="ce10" table:formula="of:=[.D$1]*LOG(LOG([.D$1]))/([All_results_numeric.D15]*10^6)" office:value-type="float" office:value="1056.26253456988">
            <text:p>1056.2625345699</text:p>
          </table:table-cell>
          <table:table-cell table:style-name="ce10" table:formula="of:=[.E$1]*LOG(LOG([.E$1]))/([All_results_numeric.E15]*10^6)" office:value-type="float" office:value="1047.64573782847">
            <text:p>1047.6457378285</text:p>
          </table:table-cell>
          <table:table-cell table:style-name="ce10" table:formula="of:=[.F$1]*LOG(LOG([.F$1]))/([All_results_numeric.F15]*10^6)" office:value-type="float" office:value="1024.56503580569">
            <text:p>1024.5650358057</text:p>
          </table:table-cell>
          <table:table-cell table:style-name="ce10" table:formula="of:=[.G$1]*LOG(LOG([.G$1]))/([All_results_numeric.G15]*10^6)" office:value-type="float" office:value="1005.99787886807">
            <text:p>1005.9978788681</text:p>
          </table:table-cell>
          <table:table-cell table:style-name="ce10" table:formula="of:=[.H$1]*LOG(LOG([.H$1]))/([All_results_numeric.H15]*10^6)" office:value-type="float" office:value="989.448968344261">
            <text:p>989.4489683443</text:p>
          </table:table-cell>
          <table:table-cell table:style-name="ce10" table:formula="of:=[.I$1]*LOG(LOG([.I$1]))/([All_results_numeric.I15]*10^6)" office:value-type="float" office:value="969.12179259555">
            <text:p>969.1217925956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2 thread, 16384 bytes block, 65536 blocks per segment)</text:p>
          </table:table-cell>
          <table:table-cell table:style-name="ce10" table:formula="of:=[.B$1]*LOG(LOG([.B$1]))/([All_results_numeric.B16]*10^6)" office:value-type="float" office:value="1946.66291758381">
            <text:p>1946.6629175838</text:p>
          </table:table-cell>
          <table:table-cell table:style-name="ce10" table:formula="of:=[.C$1]*LOG(LOG([.C$1]))/([All_results_numeric.C16]*10^6)" office:value-type="float" office:value="1900.64809654259">
            <text:p>1900.6480965426</text:p>
          </table:table-cell>
          <table:table-cell table:style-name="ce10" table:formula="of:=[.D$1]*LOG(LOG([.D$1]))/([All_results_numeric.D16]*10^6)" office:value-type="float" office:value="1870.61893078343">
            <text:p>1870.6189307834</text:p>
          </table:table-cell>
          <table:table-cell table:style-name="ce10" table:formula="of:=[.E$1]*LOG(LOG([.E$1]))/([All_results_numeric.E16]*10^6)" office:value-type="float" office:value="1962.12409128152">
            <text:p>1962.1240912815</text:p>
          </table:table-cell>
          <table:table-cell table:style-name="ce10" table:formula="of:=[.F$1]*LOG(LOG([.F$1]))/([All_results_numeric.F16]*10^6)" office:value-type="float" office:value="1938.08148160633">
            <text:p>1938.0814816063</text:p>
          </table:table-cell>
          <table:table-cell table:style-name="ce10" table:formula="of:=[.G$1]*LOG(LOG([.G$1]))/([All_results_numeric.G16]*10^6)" office:value-type="float" office:value="1947.86694225069">
            <text:p>1947.8669422507</text:p>
          </table:table-cell>
          <table:table-cell table:style-name="ce10" table:formula="of:=[.H$1]*LOG(LOG([.H$1]))/([All_results_numeric.H16]*10^6)" office:value-type="float" office:value="1913.97475227465">
            <text:p>1913.9747522747</text:p>
          </table:table-cell>
          <table:table-cell table:style-name="ce10" table:formula="of:=[.I$1]*LOG(LOG([.I$1]))/([All_results_numeric.I16]*10^6)" office:value-type="float" office:value="1893.39115068821">
            <text:p>1893.3911506882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3 thread, 16384 bytes block, 65536 blocks per segment)</text:p>
          </table:table-cell>
          <table:table-cell table:style-name="ce10" table:formula="of:=[.B$1]*LOG(LOG([.B$1]))/([All_results_numeric.B17]*10^6)" office:value-type="float" office:value="1996.34358391188">
            <text:p>1996.3435839119</text:p>
          </table:table-cell>
          <table:table-cell table:style-name="ce10" table:formula="of:=[.C$1]*LOG(LOG([.C$1]))/([All_results_numeric.C17]*10^6)" office:value-type="float" office:value="2353.04485360075">
            <text:p>2353.0448536008</text:p>
          </table:table-cell>
          <table:table-cell table:style-name="ce10" table:formula="of:=[.D$1]*LOG(LOG([.D$1]))/([All_results_numeric.D17]*10^6)" office:value-type="float" office:value="2719.84368354929">
            <text:p>2719.8436835493</text:p>
          </table:table-cell>
          <table:table-cell table:style-name="ce10" table:formula="of:=[.E$1]*LOG(LOG([.E$1]))/([All_results_numeric.E17]*10^6)" office:value-type="float" office:value="2621.42957766515">
            <text:p>2621.4295776652</text:p>
          </table:table-cell>
          <table:table-cell table:style-name="ce10" table:formula="of:=[.F$1]*LOG(LOG([.F$1]))/([All_results_numeric.F17]*10^6)" office:value-type="float" office:value="2843.10411670871">
            <text:p>2843.1041167087</text:p>
          </table:table-cell>
          <table:table-cell table:style-name="ce10" table:formula="of:=[.G$1]*LOG(LOG([.G$1]))/([All_results_numeric.G17]*10^6)" office:value-type="float" office:value="2753.53211333482">
            <text:p>2753.5321133348</text:p>
          </table:table-cell>
          <table:table-cell table:style-name="ce10" table:formula="of:=[.H$1]*LOG(LOG([.H$1]))/([All_results_numeric.H17]*10^6)" office:value-type="float" office:value="2750.19885509226">
            <text:p>2750.1988550923</text:p>
          </table:table-cell>
          <table:table-cell table:style-name="ce10" table:formula="of:=[.I$1]*LOG(LOG([.I$1]))/([All_results_numeric.I17]*10^6)" office:value-type="float" office:value="2724.41658954637">
            <text:p>2724.4165895464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4 thread, 16384 bytes block, 65536 blocks per segment)</text:p>
          </table:table-cell>
          <table:table-cell table:style-name="ce10" table:formula="of:=[.B$1]*LOG(LOG([.B$1]))/([All_results_numeric.B18]*10^6)" office:value-type="float" office:value="1091.60221280336">
            <text:p>1091.6022128034</text:p>
          </table:table-cell>
          <table:table-cell table:style-name="ce10" table:formula="of:=[.C$1]*LOG(LOG([.C$1]))/([All_results_numeric.C18]*10^6)" office:value-type="float" office:value="2916.8416797517">
            <text:p>2916.8416797517</text:p>
          </table:table-cell>
          <table:table-cell table:style-name="ce10" table:formula="of:=[.D$1]*LOG(LOG([.D$1]))/([All_results_numeric.D18]*10^6)" office:value-type="float" office:value="2464.62679063224">
            <text:p>2464.6267906323</text:p>
          </table:table-cell>
          <table:table-cell table:style-name="ce10" table:formula="of:=[.E$1]*LOG(LOG([.E$1]))/([All_results_numeric.E18]*10^6)" office:value-type="float" office:value="2829.94627887442">
            <text:p>2829.9462788744</text:p>
          </table:table-cell>
          <table:table-cell table:style-name="ce10" table:formula="of:=[.F$1]*LOG(LOG([.F$1]))/([All_results_numeric.F18]*10^6)" office:value-type="float" office:value="3533.18623238701">
            <text:p>3533.186232387</text:p>
          </table:table-cell>
          <table:table-cell table:style-name="ce10" table:formula="of:=[.G$1]*LOG(LOG([.G$1]))/([All_results_numeric.G18]*10^6)" office:value-type="float" office:value="3546.67239083765">
            <text:p>3546.6723908377</text:p>
          </table:table-cell>
          <table:table-cell table:style-name="ce10" table:formula="of:=[.H$1]*LOG(LOG([.H$1]))/([All_results_numeric.H18]*10^6)" office:value-type="float" office:value="3528.87200100296">
            <text:p>3528.872001003</text:p>
          </table:table-cell>
          <table:table-cell table:style-name="ce10" table:formula="of:=[.I$1]*LOG(LOG([.I$1]))/([All_results_numeric.I18]*10^6)" office:value-type="float" office:value="3454.48566051278">
            <text:p>3454.4856605128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5 thread, 16384 bytes block, 65536 blocks per segment)</text:p>
          </table:table-cell>
          <table:table-cell table:style-name="ce10" table:formula="of:=[.B$1]*LOG(LOG([.B$1]))/([All_results_numeric.B19]*10^6)" office:value-type="float" office:value="1897.55677559831">
            <text:p>1897.5567755983</text:p>
          </table:table-cell>
          <table:table-cell table:style-name="ce10" table:formula="of:=[.C$1]*LOG(LOG([.C$1]))/([All_results_numeric.C19]*10^6)" office:value-type="float" office:value="2939.71999088265">
            <text:p>2939.7199908827</text:p>
          </table:table-cell>
          <table:table-cell table:style-name="ce10" table:formula="of:=[.D$1]*LOG(LOG([.D$1]))/([All_results_numeric.D19]*10^6)" office:value-type="float" office:value="3038.24922534841">
            <text:p>3038.2492253484</text:p>
          </table:table-cell>
          <table:table-cell table:style-name="ce10" table:formula="of:=[.E$1]*LOG(LOG([.E$1]))/([All_results_numeric.E19]*10^6)" office:value-type="float" office:value="2738.57117311424">
            <text:p>2738.5711731142</text:p>
          </table:table-cell>
          <table:table-cell table:style-name="ce10" table:formula="of:=[.F$1]*LOG(LOG([.F$1]))/([All_results_numeric.F19]*10^6)" office:value-type="float" office:value="3435.96131351684">
            <text:p>3435.9613135168</text:p>
          </table:table-cell>
          <table:table-cell table:style-name="ce10" table:formula="of:=[.G$1]*LOG(LOG([.G$1]))/([All_results_numeric.G19]*10^6)" office:value-type="float" office:value="3453.67720482114">
            <text:p>3453.6772048211</text:p>
          </table:table-cell>
          <table:table-cell table:style-name="ce10" table:formula="of:=[.H$1]*LOG(LOG([.H$1]))/([All_results_numeric.H19]*10^6)" office:value-type="float" office:value="3546.64509274925">
            <text:p>3546.6450927493</text:p>
          </table:table-cell>
          <table:table-cell table:style-name="ce10" table:formula="of:=[.I$1]*LOG(LOG([.I$1]))/([All_results_numeric.I19]*10^6)" office:value-type="float" office:value="3515.88596316188">
            <text:p>3515.8859631619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6 thread, 16384 bytes block, 65536 blocks per segment)</text:p>
          </table:table-cell>
          <table:table-cell table:style-name="ce10" table:formula="of:=[.B$1]*LOG(LOG([.B$1]))/([All_results_numeric.B20]*10^6)" office:value-type="float" office:value="1876.8508724251">
            <text:p>1876.8508724251</text:p>
          </table:table-cell>
          <table:table-cell table:style-name="ce10" table:formula="of:=[.C$1]*LOG(LOG([.C$1]))/([All_results_numeric.C20]*10^6)" office:value-type="float" office:value="3029.87813732898">
            <text:p>3029.878137329</text:p>
          </table:table-cell>
          <table:table-cell table:style-name="ce10" table:formula="of:=[.D$1]*LOG(LOG([.D$1]))/([All_results_numeric.D20]*10^6)" office:value-type="float" office:value="2999.30209498246">
            <text:p>2999.3020949825</text:p>
          </table:table-cell>
          <table:table-cell table:style-name="ce10" table:formula="of:=[.E$1]*LOG(LOG([.E$1]))/([All_results_numeric.E20]*10^6)" office:value-type="float" office:value="3408.99479454962">
            <text:p>3408.9947945496</text:p>
          </table:table-cell>
          <table:table-cell table:style-name="ce10" table:formula="of:=[.F$1]*LOG(LOG([.F$1]))/([All_results_numeric.F20]*10^6)" office:value-type="float" office:value="3441.81342396818">
            <text:p>3441.8134239682</text:p>
          </table:table-cell>
          <table:table-cell table:style-name="ce10" table:formula="of:=[.G$1]*LOG(LOG([.G$1]))/([All_results_numeric.G20]*10^6)" office:value-type="float" office:value="3347.32130452002">
            <text:p>3347.32130452</text:p>
          </table:table-cell>
          <table:table-cell table:style-name="ce10" table:formula="of:=[.H$1]*LOG(LOG([.H$1]))/([All_results_numeric.H20]*10^6)" office:value-type="float" office:value="3389.4464321248">
            <text:p>3389.4464321248</text:p>
          </table:table-cell>
          <table:table-cell table:style-name="ce10" table:formula="of:=[.I$1]*LOG(LOG([.I$1]))/([All_results_numeric.I20]*10^6)" office:value-type="float" office:value="3496.45073047656">
            <text:p>3496.4507304766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7 thread, 16384 bytes block, 65536 blocks per segment)</text:p>
          </table:table-cell>
          <table:table-cell table:style-name="ce10" table:formula="of:=[.B$1]*LOG(LOG([.B$1]))/([All_results_numeric.B21]*10^6)" office:value-type="float" office:value="1439.72441244181">
            <text:p>1439.7244124418</text:p>
          </table:table-cell>
          <table:table-cell table:style-name="ce10" table:formula="of:=[.C$1]*LOG(LOG([.C$1]))/([All_results_numeric.C21]*10^6)" office:value-type="float" office:value="1852.61664228166">
            <text:p>1852.6166422817</text:p>
          </table:table-cell>
          <table:table-cell table:style-name="ce10" table:formula="of:=[.D$1]*LOG(LOG([.D$1]))/([All_results_numeric.D21]*10^6)" office:value-type="float" office:value="3361.34802834129">
            <text:p>3361.3480283413</text:p>
          </table:table-cell>
          <table:table-cell table:style-name="ce10" table:formula="of:=[.E$1]*LOG(LOG([.E$1]))/([All_results_numeric.E21]*10^6)" office:value-type="float" office:value="3445.05306069284">
            <text:p>3445.0530606929</text:p>
          </table:table-cell>
          <table:table-cell table:style-name="ce10" table:formula="of:=[.F$1]*LOG(LOG([.F$1]))/([All_results_numeric.F21]*10^6)" office:value-type="float" office:value="3579.60009218483">
            <text:p>3579.6000921848</text:p>
          </table:table-cell>
          <table:table-cell table:style-name="ce10" table:formula="of:=[.G$1]*LOG(LOG([.G$1]))/([All_results_numeric.G21]*10^6)" office:value-type="float" office:value="3542.48522971262">
            <text:p>3542.4852297126</text:p>
          </table:table-cell>
          <table:table-cell table:style-name="ce10" table:formula="of:=[.H$1]*LOG(LOG([.H$1]))/([All_results_numeric.H21]*10^6)" office:value-type="float" office:value="3569.91306172721">
            <text:p>3569.9130617272</text:p>
          </table:table-cell>
          <table:table-cell table:style-name="ce10" table:formula="of:=[.I$1]*LOG(LOG([.I$1]))/([All_results_numeric.I21]*10^6)" office:value-type="float" office:value="3549.617296237">
            <text:p>3549.617296237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8 thread, 16384 bytes block, 65536 blocks per segment)</text:p>
          </table:table-cell>
          <table:table-cell table:style-name="ce10" table:formula="of:=[.B$1]*LOG(LOG([.B$1]))/([All_results_numeric.B22]*10^6)" office:value-type="float" office:value="1657.11476825589">
            <text:p>1657.1147682559</text:p>
          </table:table-cell>
          <table:table-cell table:style-name="ce10" table:formula="of:=[.C$1]*LOG(LOG([.C$1]))/([All_results_numeric.C22]*10^6)" office:value-type="float" office:value="1933.43268293833">
            <text:p>1933.4326829383</text:p>
          </table:table-cell>
          <table:table-cell table:style-name="ce10" table:formula="of:=[.D$1]*LOG(LOG([.D$1]))/([All_results_numeric.D22]*10^6)" office:value-type="float" office:value="2906.37461889396">
            <text:p>2906.374618894</text:p>
          </table:table-cell>
          <table:table-cell table:style-name="ce10" table:formula="of:=[.E$1]*LOG(LOG([.E$1]))/([All_results_numeric.E22]*10^6)" office:value-type="float" office:value="3362.3632106114">
            <text:p>3362.3632106114</text:p>
          </table:table-cell>
          <table:table-cell table:style-name="ce10" table:formula="of:=[.F$1]*LOG(LOG([.F$1]))/([All_results_numeric.F22]*10^6)" office:value-type="float" office:value="3548.27397165538">
            <text:p>3548.2739716554</text:p>
          </table:table-cell>
          <table:table-cell table:style-name="ce10" table:formula="of:=[.G$1]*LOG(LOG([.G$1]))/([All_results_numeric.G22]*10^6)" office:value-type="float" office:value="3713.93447378346">
            <text:p>3713.9344737835</text:p>
          </table:table-cell>
          <table:table-cell table:style-name="ce10" table:formula="of:=[.H$1]*LOG(LOG([.H$1]))/([All_results_numeric.H22]*10^6)" office:value-type="float" office:value="3691.30824962701">
            <text:p>3691.308249627</text:p>
          </table:table-cell>
          <table:table-cell table:style-name="ce10" table:formula="of:=[.I$1]*LOG(LOG([.I$1]))/([All_results_numeric.I22]*10^6)" office:value-type="float" office:value="3655.72683056445">
            <text:p>3655.7268305645</text:p>
          </table:table-cell>
          <table:table-cell table:style-name="ce10" table:formula="of:=[.J$1]*LOG(LOG([.J$1]))/([All_results_numeric.J22]*10^6)" office:value-type="float" office:value="3523.95835879347">
            <text:p>3523.9583587935</text:p>
          </table:table-cell>
          <table:table-cell table:style-name="ce10" table:formula="of:=[.K$1]*LOG(LOG([.K$1]))/([All_results_numeric.K22]*10^6)" office:value-type="float" office:value="3532.35562710124">
            <text:p>3532.3556271013</text:p>
          </table:table-cell>
          <table:table-cell table:style-name="ce10" table:formula="of:=[.L$1]*LOG(LOG([.L$1]))/([All_results_numeric.L22]*10^6)" office:value-type="float" office:value="3333.9287478349">
            <text:p>3333.9287478349</text:p>
          </table:table-cell>
          <table:table-cell table:style-name="ce10" table:formula="of:=[.M$1]*LOG(LOG([.M$1]))/([All_results_numeric.M22]*10^6)" office:value-type="float" office:value="3262.26261334595">
            <text:p>3262.262613346</text:p>
          </table:table-cell>
          <table:table-cell table:style-name="ce10" table:formula="of:=[.N$1]*LOG(LOG([.N$1]))/([All_results_numeric.N22]*10^6)" office:value-type="float" office:value="2943.52386772323">
            <text:p>2943.5238677232</text:p>
          </table:table-cell>
          <table:table-cell table:style-name="ce10" table:formula="of:=[.O$1]*LOG(LOG([.O$1]))/([All_results_numeric.O22]*10^6)" office:value-type="float" office:value="2637.0485578694">
            <text:p>2637.0485578694</text:p>
          </table:table-cell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 – OpenMPI optimized for space and time with 210 wheel (8 processes, 16384 bytes block)</text:p>
          </table:table-cell>
          <table:table-cell table:style-name="ce10" table:formula="of:=[.B$1]*LOG(LOG([.B$1]))/([All_results_numeric.B23]*10^6)" office:value-type="float" office:value="1392.35608889291">
            <text:p>1392.3560888929</text:p>
          </table:table-cell>
          <table:table-cell table:style-name="ce10" table:formula="of:=[.C$1]*LOG(LOG([.C$1]))/([All_results_numeric.C23]*10^6)" office:value-type="float" office:value="1716.2950227251">
            <text:p>1716.2950227251</text:p>
          </table:table-cell>
          <table:table-cell table:style-name="ce10" table:formula="of:=[.D$1]*LOG(LOG([.D$1]))/([All_results_numeric.D23]*10^6)" office:value-type="float" office:value="2033.44123020463">
            <text:p>2033.4412302046</text:p>
          </table:table-cell>
          <table:table-cell table:style-name="ce10" table:formula="of:=[.E$1]*LOG(LOG([.E$1]))/([All_results_numeric.E23]*10^6)" office:value-type="float" office:value="2329.34876678363">
            <text:p>2329.3487667836</text:p>
          </table:table-cell>
          <table:table-cell table:style-name="ce10" table:formula="of:=[.F$1]*LOG(LOG([.F$1]))/([All_results_numeric.F23]*10^6)" office:value-type="float" office:value="2287.83488728522">
            <text:p>2287.8348872852</text:p>
          </table:table-cell>
          <table:table-cell table:style-name="ce10" table:formula="of:=[.G$1]*LOG(LOG([.G$1]))/([All_results_numeric.G23]*10^6)" office:value-type="float" office:value="2359.30581580582">
            <text:p>2359.3058158058</text:p>
          </table:table-cell>
          <table:table-cell table:style-name="ce10" table:formula="of:=[.H$1]*LOG(LOG([.H$1]))/([All_results_numeric.H23]*10^6)" office:value-type="float" office:value="2599.76319121948">
            <text:p>2599.7631912195</text:p>
          </table:table-cell>
          <table:table-cell table:style-name="ce10" table:formula="of:=[.I$1]*LOG(LOG([.I$1]))/([All_results_numeric.I23]*10^6)" office:value-type="float" office:value="2364.88173745825">
            <text:p>2364.8817374583</text:p>
          </table:table-cell>
          <table:table-cell table:style-name="ce10" table:formula="of:=[.J$1]*LOG(LOG([.J$1]))/([All_results_numeric.J23]*10^6)" office:value-type="float" office:value="2422.60114215119">
            <text:p>2422.6011421512</text:p>
          </table:table-cell>
          <table:table-cell table:style-name="ce10" table:formula="of:=[.K$1]*LOG(LOG([.K$1]))/([All_results_numeric.K23]*10^6)" office:value-type="float" office:value="2435.69290760142">
            <text:p>2435.6929076014</text:p>
          </table:table-cell>
          <table:table-cell table:style-name="ce10" table:formula="of:=[.L$1]*LOG(LOG([.L$1]))/([All_results_numeric.L23]*10^6)" office:value-type="float" office:value="2361.56740592294">
            <text:p>2361.5674059229</text:p>
          </table:table-cell>
          <table:table-cell table:style-name="ce10" table:formula="of:=[.M$1]*LOG(LOG([.M$1]))/([All_results_numeric.M23]*10^6)" office:value-type="float" office:value="2435.16087629087">
            <text:p>2435.1608762909</text:p>
          </table:table-cell>
          <table:table-cell table:style-name="ce10" table:number-columns-repeated="2"/>
          <table:table-cell table:style-name="ce10" office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16 – OpenMPI optimized for time with 210 wheel (8 processes, 16384 bytes block)</text:p>
          </table:table-cell>
          <table:table-cell table:style-name="ce10" table:formula="of:=[.B$1]*LOG(LOG([.B$1]))/([All_results_numeric.B24]*10^6)" office:value-type="float" office:value="1651.16095109042">
            <text:p>1651.1609510904</text:p>
          </table:table-cell>
          <table:table-cell table:style-name="ce10" table:formula="of:=[.C$1]*LOG(LOG([.C$1]))/([All_results_numeric.C24]*10^6)" office:value-type="float" office:value="1711.05510012313">
            <text:p>1711.0551001231</text:p>
          </table:table-cell>
          <table:table-cell table:style-name="ce10" table:formula="of:=[.D$1]*LOG(LOG([.D$1]))/([All_results_numeric.D24]*10^6)" office:value-type="float" office:value="1891.30155643311">
            <text:p>1891.3015564331</text:p>
          </table:table-cell>
          <table:table-cell table:style-name="ce10" table:formula="of:=[.E$1]*LOG(LOG([.E$1]))/([All_results_numeric.E24]*10^6)" office:value-type="float" office:value="2806.51973000868">
            <text:p>2806.5197300087</text:p>
          </table:table-cell>
          <table:table-cell table:style-name="ce10" table:formula="of:=[.F$1]*LOG(LOG([.F$1]))/([All_results_numeric.F24]*10^6)" office:value-type="float" office:value="2584.47218217328">
            <text:p>2584.4721821733</text:p>
          </table:table-cell>
          <table:table-cell table:style-name="ce10" table:formula="of:=[.G$1]*LOG(LOG([.G$1]))/([All_results_numeric.G24]*10^6)" office:value-type="float" office:value="2494.19324919254">
            <text:p>2494.1932491925</text:p>
          </table:table-cell>
          <table:table-cell table:style-name="ce10" table:formula="of:=[.H$1]*LOG(LOG([.H$1]))/([All_results_numeric.H24]*10^6)" office:value-type="float" office:value="2523.29215785677">
            <text:p>2523.2921578568</text:p>
          </table:table-cell>
          <table:table-cell table:style-name="ce10" table:formula="of:=[.I$1]*LOG(LOG([.I$1]))/([All_results_numeric.I24]*10^6)" office:value-type="float" office:value="2299.54988610587">
            <text:p>2299.5498861059</text:p>
          </table:table-cell>
          <table:table-cell table:style-name="ce10" table:formula="of:=[.J$1]*LOG(LOG([.J$1]))/([All_results_numeric.J24]*10^6)" office:value-type="float" office:value="2439.52682358193">
            <text:p>2439.5268235819</text:p>
          </table:table-cell>
          <table:table-cell table:style-name="ce10" table:formula="of:=[.K$1]*LOG(LOG([.K$1]))/([All_results_numeric.K24]*10^6)" office:value-type="float" office:value="2189.72966518095">
            <text:p>2189.729665181</text:p>
          </table:table-cell>
          <table:table-cell table:style-name="ce10" table:formula="of:=[.L$1]*LOG(LOG([.L$1]))/([All_results_numeric.L24]*10^6)" office:value-type="float" office:value="2049.2046826629">
            <text:p>2049.2046826629</text:p>
          </table:table-cell>
          <table:table-cell table:style-name="ce10" table:formula="of:=[.M$1]*LOG(LOG([.M$1]))/([All_results_numeric.M24]*10^6)" office:value-type="float" office:value="213.980133872508">
            <text:p>213.9801338725</text:p>
          </table:table-cell>
          <table:table-cell table:style-name="ce10" table:number-columns-repeated="2"/>
          <table:table-cell table:style-name="ce10" office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 – Hybrid OpenMPI and OpenMP optimized for space and time with 210 wheel (2 processes, 16384 bytes block)</text:p>
          </table:table-cell>
          <table:table-cell table:style-name="ce10" table:formula="of:=[.B$1]*LOG(LOG([.B$1]))/([All_results_numeric.B25]*10^6)" office:value-type="float" office:value="668.761482987124">
            <text:p>668.7614829871</text:p>
          </table:table-cell>
          <table:table-cell table:style-name="ce10" table:formula="of:=[.C$1]*LOG(LOG([.C$1]))/([All_results_numeric.C25]*10^6)" office:value-type="float" office:value="1101.36916129179">
            <text:p>1101.3691612918</text:p>
          </table:table-cell>
          <table:table-cell table:style-name="ce10" table:formula="of:=[.D$1]*LOG(LOG([.D$1]))/([All_results_numeric.D25]*10^6)" office:value-type="float" office:value="1701.4415754396">
            <text:p>1701.4415754396</text:p>
          </table:table-cell>
          <table:table-cell table:style-name="ce10" table:formula="of:=[.E$1]*LOG(LOG([.E$1]))/([All_results_numeric.E25]*10^6)" office:value-type="float" office:value="2345.64068651733">
            <text:p>2345.6406865173</text:p>
          </table:table-cell>
          <table:table-cell table:style-name="ce10" table:formula="of:=[.F$1]*LOG(LOG([.F$1]))/([All_results_numeric.F25]*10^6)" office:value-type="float" office:value="2302.75765790592">
            <text:p>2302.7576579059</text:p>
          </table:table-cell>
          <table:table-cell table:style-name="ce10" table:formula="of:=[.G$1]*LOG(LOG([.G$1]))/([All_results_numeric.G25]*10^6)" office:value-type="float" office:value="2565.81600947741">
            <text:p>2565.8160094774</text:p>
          </table:table-cell>
          <table:table-cell table:style-name="ce10" table:formula="of:=[.H$1]*LOG(LOG([.H$1]))/([All_results_numeric.H25]*10^6)" office:value-type="float" office:value="2631.63941657647">
            <text:p>2631.6394165765</text:p>
          </table:table-cell>
          <table:table-cell table:style-name="ce10" table:formula="of:=[.I$1]*LOG(LOG([.I$1]))/([All_results_numeric.I25]*10^6)" office:value-type="float" office:value="2557.14144731637">
            <text:p>2557.1414473164</text:p>
          </table:table-cell>
          <table:table-cell table:style-name="ce10" table:formula="of:=[.J$1]*LOG(LOG([.J$1]))/([All_results_numeric.J25]*10^6)" office:value-type="float" office:value="2664.77533355712">
            <text:p>2664.7753335571</text:p>
          </table:table-cell>
          <table:table-cell table:style-name="ce10" table:formula="of:=[.K$1]*LOG(LOG([.K$1]))/([All_results_numeric.K25]*10^6)" office:value-type="float" office:value="2402.8634577039">
            <text:p>2402.8634577039</text:p>
          </table:table-cell>
          <table:table-cell table:style-name="ce10" table:formula="of:=[.L$1]*LOG(LOG([.L$1]))/([All_results_numeric.L25]*10^6)" office:value-type="float" office:value="2497.15328864026">
            <text:p>2497.1532886403</text:p>
          </table:table-cell>
          <table:table-cell table:style-name="ce10" table:formula="of:=[.M$1]*LOG(LOG([.M$1]))/([All_results_numeric.M25]*10^6)" office:value-type="float" office:value="2343.11285099555">
            <text:p>2343.1128509956</text:p>
          </table:table-cell>
          <table:table-cell table:style-name="ce10" table:number-columns-repeated="2"/>
          <table:table-cell table:style-name="ce10" office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8 – Hybrid OpenMPI and OpenMP optimized for time with 210 wheel (2 processes, 16384 bytes block)</text:p>
          </table:table-cell>
          <table:table-cell table:style-name="ce10" table:formula="of:=[.B$1]*LOG(LOG([.B$1]))/([All_results_numeric.B26]*10^6)" office:value-type="float" office:value="751.901475618624">
            <text:p>751.9014756186</text:p>
          </table:table-cell>
          <table:table-cell table:style-name="ce10" table:formula="of:=[.C$1]*LOG(LOG([.C$1]))/([All_results_numeric.C26]*10^6)" office:value-type="float" office:value="1494.43885897314">
            <text:p>1494.4388589731</text:p>
          </table:table-cell>
          <table:table-cell table:style-name="ce10" table:formula="of:=[.D$1]*LOG(LOG([.D$1]))/([All_results_numeric.D26]*10^6)" office:value-type="float" office:value="2347.61327457532">
            <text:p>2347.6132745753</text:p>
          </table:table-cell>
          <table:table-cell table:style-name="ce10" table:formula="of:=[.E$1]*LOG(LOG([.E$1]))/([All_results_numeric.E26]*10^6)" office:value-type="float" office:value="2415.16985794332">
            <text:p>2415.1698579433</text:p>
          </table:table-cell>
          <table:table-cell table:style-name="ce10" table:formula="of:=[.F$1]*LOG(LOG([.F$1]))/([All_results_numeric.F26]*10^6)" office:value-type="float" office:value="2560.73486752965">
            <text:p>2560.7348675297</text:p>
          </table:table-cell>
          <table:table-cell table:style-name="ce10" table:formula="of:=[.G$1]*LOG(LOG([.G$1]))/([All_results_numeric.G26]*10^6)" office:value-type="float" office:value="2730.70831327725">
            <text:p>2730.7083132773</text:p>
          </table:table-cell>
          <table:table-cell table:style-name="ce10" table:formula="of:=[.H$1]*LOG(LOG([.H$1]))/([All_results_numeric.H26]*10^6)" office:value-type="float" office:value="2746.78622075589">
            <text:p>2746.7862207559</text:p>
          </table:table-cell>
          <table:table-cell table:style-name="ce10" table:formula="of:=[.I$1]*LOG(LOG([.I$1]))/([All_results_numeric.I26]*10^6)" office:value-type="float" office:value="2546.00099799933">
            <text:p>2546.0009979993</text:p>
          </table:table-cell>
          <table:table-cell table:style-name="ce10" table:formula="of:=[.J$1]*LOG(LOG([.J$1]))/([All_results_numeric.J26]*10^6)" office:value-type="float" office:value="2466.88655449547">
            <text:p>2466.8865544955</text:p>
          </table:table-cell>
          <table:table-cell table:style-name="ce10" table:formula="of:=[.K$1]*LOG(LOG([.K$1]))/([All_results_numeric.K26]*10^6)" office:value-type="float" office:value="2341.35249263286">
            <text:p>2341.3524926329</text:p>
          </table:table-cell>
          <table:table-cell table:style-name="ce10" table:formula="of:=[.L$1]*LOG(LOG([.L$1]))/([All_results_numeric.L26]*10^6)" office:value-type="float" office:value="2047.60458111009">
            <text:p>2047.6045811101</text:p>
          </table:table-cell>
          <table:table-cell table:style-name="ce10" table:formula="of:=[.M$1]*LOG(LOG([.M$1]))/([All_results_numeric.M26]*10^6)" office:value-type="float" office:value="932.799986831253">
            <text:p>932.7999868313</text:p>
          </table:table-cell>
          <table:table-cell table:style-name="ce10" table:number-columns-repeated="2"/>
          <table:table-cell table:style-name="ce10" office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10" table:formula="of:=[.B$1]*LOG(LOG([.B$1]))/([All_results_numeric.B27]*10^6)" office:value-type="float" office:value="1038.67394221753">
            <text:p>1038.6739422175</text:p>
          </table:table-cell>
          <table:table-cell table:style-name="ce10" table:formula="of:=[.C$1]*LOG(LOG([.C$1]))/([All_results_numeric.C27]*10^6)" office:value-type="float" office:value="1391.54750299381">
            <text:p>1391.5475029938</text:p>
          </table:table-cell>
          <table:table-cell table:style-name="ce10" table:formula="of:=[.D$1]*LOG(LOG([.D$1]))/([All_results_numeric.D27]*10^6)" office:value-type="float" office:value="2465.22375733768">
            <text:p>2465.2237573377</text:p>
          </table:table-cell>
          <table:table-cell table:style-name="ce10" table:formula="of:=[.E$1]*LOG(LOG([.E$1]))/([All_results_numeric.E27]*10^6)" office:value-type="float" office:value="2446.14637504014">
            <text:p>2446.1463750402</text:p>
          </table:table-cell>
          <table:table-cell table:style-name="ce10" table:formula="of:=[.F$1]*LOG(LOG([.F$1]))/([All_results_numeric.F27]*10^6)" office:value-type="float" office:value="2921.39465920119">
            <text:p>2921.3946592012</text:p>
          </table:table-cell>
          <table:table-cell table:style-name="ce10" table:formula="of:=[.G$1]*LOG(LOG([.G$1]))/([All_results_numeric.G27]*10^6)" office:value-type="float" office:value="3056.35651519388">
            <text:p>3056.3565151939</text:p>
          </table:table-cell>
          <table:table-cell table:style-name="ce10" table:formula="of:=[.H$1]*LOG(LOG([.H$1]))/([All_results_numeric.H27]*10^6)" office:value-type="float" office:value="3139.06834924925">
            <text:p>3139.0683492493</text:p>
          </table:table-cell>
          <table:table-cell table:style-name="ce10" table:formula="of:=[.I$1]*LOG(LOG([.I$1]))/([All_results_numeric.I27]*10^6)" office:value-type="float" office:value="3013.85658073497">
            <text:p>3013.856580735</text:p>
          </table:table-cell>
          <table:table-cell table:style-name="ce10" table:formula="of:=[.J$1]*LOG(LOG([.J$1]))/([All_results_numeric.J27]*10^6)" office:value-type="float" office:value="2934.48293081884">
            <text:p>2934.4829308188</text:p>
          </table:table-cell>
          <table:table-cell table:style-name="ce10" table:formula="of:=[.K$1]*LOG(LOG([.K$1]))/([All_results_numeric.K27]*10^6)" office:value-type="float" office:value="2831.34819959743">
            <text:p>2831.3481995974</text:p>
          </table:table-cell>
          <table:table-cell table:style-name="ce10" table:formula="of:=[.L$1]*LOG(LOG([.L$1]))/([All_results_numeric.L27]*10^6)" office:value-type="float" office:value="2836.30173673665">
            <text:p>2836.3017367367</text:p>
          </table:table-cell>
          <table:table-cell table:style-name="ce10" table:formula="of:=[.M$1]*LOG(LOG([.M$1]))/([All_results_numeric.M27]*10^6)" office:value-type="float" office:value="1838.6218828137">
            <text:p>1838.6218828137</text:p>
          </table:table-cell>
          <table:table-cell table:style-name="ce10" table:number-columns-repeated="2"/>
          <table:table-cell table:style-name="ce10" office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10" table:formula="of:=[.B$1]*LOG(LOG([.B$1]))/([All_results_numeric.B28]*10^6)" office:value-type="float" office:value="435.916084031506">
            <text:p>435.9160840315</text:p>
          </table:table-cell>
          <table:table-cell table:style-name="ce10" table:formula="of:=[.C$1]*LOG(LOG([.C$1]))/([All_results_numeric.C28]*10^6)" office:value-type="float" office:value="739.005596012313">
            <text:p>739.0055960123</text:p>
          </table:table-cell>
          <table:table-cell table:style-name="ce10" table:formula="of:=[.D$1]*LOG(LOG([.D$1]))/([All_results_numeric.D28]*10^6)" office:value-type="float" office:value="1190.30271138489">
            <text:p>1190.3027113849</text:p>
          </table:table-cell>
          <table:table-cell table:style-name="ce10" table:formula="of:=[.E$1]*LOG(LOG([.E$1]))/([All_results_numeric.E28]*10^6)" office:value-type="float" office:value="1546.14567799685">
            <text:p>1546.1456779969</text:p>
          </table:table-cell>
          <table:table-cell table:style-name="ce10" table:formula="of:=[.F$1]*LOG(LOG([.F$1]))/([All_results_numeric.F28]*10^6)" office:value-type="float" office:value="2359.02659654794">
            <text:p>2359.026596548</text:p>
          </table:table-cell>
          <table:table-cell table:style-name="ce10" table:formula="of:=[.G$1]*LOG(LOG([.G$1]))/([All_results_numeric.G28]*10^6)" office:value-type="float" office:value="3314.41242895979">
            <text:p>3314.4124289598</text:p>
          </table:table-cell>
          <table:table-cell table:style-name="ce10" table:formula="of:=[.H$1]*LOG(LOG([.H$1]))/([All_results_numeric.H28]*10^6)" office:value-type="float" office:value="4123.44180585957">
            <text:p>4123.4418058596</text:p>
          </table:table-cell>
          <table:table-cell table:style-name="ce10" table:formula="of:=[.I$1]*LOG(LOG([.I$1]))/([All_results_numeric.I28]*10^6)" office:value-type="float" office:value="4112.13231749857">
            <text:p>4112.1323174986</text:p>
          </table:table-cell>
          <table:table-cell table:style-name="ce10" table:formula="of:=[.J$1]*LOG(LOG([.J$1]))/([All_results_numeric.J28]*10^6)" office:value-type="float" office:value="4436.40159536981">
            <text:p>4436.4015953698</text:p>
          </table:table-cell>
          <table:table-cell table:style-name="ce10" table:formula="of:=[.K$1]*LOG(LOG([.K$1]))/([All_results_numeric.K28]*10^6)" office:value-type="float" office:value="4489.69024193884">
            <text:p>4489.6902419388</text:p>
          </table:table-cell>
          <table:table-cell table:style-name="ce10" table:formula="of:=[.L$1]*LOG(LOG([.L$1]))/([All_results_numeric.L28]*10^6)" office:value-type="float" office:value="4395.91748041923">
            <text:p>4395.9174804192</text:p>
          </table:table-cell>
          <table:table-cell table:style-name="ce10" table:formula="of:=[.M$1]*LOG(LOG([.M$1]))/([All_results_numeric.M28]*10^6)" office:value-type="float" office:value="4149.37512403948">
            <text:p>4149.3751240395</text:p>
          </table:table-cell>
          <table:table-cell table:style-name="ce10" table:formula="of:=[.N$1]*LOG(LOG([.N$1]))/([All_results_numeric.N28]*10^6)" office:value-type="float" office:value="3817.13224403021">
            <text:p>3817.1322440302</text:p>
          </table:table-cell>
          <table:table-cell table:style-name="ce10" table:formula="of:=[.O$1]*LOG(LOG([.O$1]))/([All_results_numeric.O28]*10^6)" office:value-type="float" office:value="3407.17290160371">
            <text:p>3407.1729016037</text:p>
          </table:table-cell>
          <table:table-cell table:style-name="ce10" office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0 – Hybrid OpenMPI and OpenMP with dynamic scheduling optimized for time with 210 wheel (5 processes, 19 segments, 16384 bytes block)</text:p>
          </table:table-cell>
          <table:table-cell table:style-name="ce10" table:formula="of:=[.B$1]*LOG(LOG([.B$1]))/([All_results_numeric.B29]*10^6)" office:value-type="float" office:value="444.735386061235">
            <text:p>444.7353860612</text:p>
          </table:table-cell>
          <table:table-cell table:style-name="ce10" table:formula="of:=[.C$1]*LOG(LOG([.C$1]))/([All_results_numeric.C29]*10^6)" office:value-type="float" office:value="773.752265670759">
            <text:p>773.7522656708</text:p>
          </table:table-cell>
          <table:table-cell table:style-name="ce10" table:formula="of:=[.D$1]*LOG(LOG([.D$1]))/([All_results_numeric.D29]*10^6)" office:value-type="float" office:value="1219.48000169522">
            <text:p>1219.4800016952</text:p>
          </table:table-cell>
          <table:table-cell table:style-name="ce10" table:formula="of:=[.E$1]*LOG(LOG([.E$1]))/([All_results_numeric.E29]*10^6)" office:value-type="float" office:value="1793.65352714981">
            <text:p>1793.6535271498</text:p>
          </table:table-cell>
          <table:table-cell table:style-name="ce10" table:formula="of:=[.F$1]*LOG(LOG([.F$1]))/([All_results_numeric.F29]*10^6)" office:value-type="float" office:value="2685.23280434954">
            <text:p>2685.2328043495</text:p>
          </table:table-cell>
          <table:table-cell table:style-name="ce10" table:formula="of:=[.G$1]*LOG(LOG([.G$1]))/([All_results_numeric.G29]*10^6)" office:value-type="float" office:value="3490.67090356183">
            <text:p>3490.6709035618</text:p>
          </table:table-cell>
          <table:table-cell table:style-name="ce10" table:formula="of:=[.H$1]*LOG(LOG([.H$1]))/([All_results_numeric.H29]*10^6)" office:value-type="float" office:value="4025.56003781677">
            <text:p>4025.5600378168</text:p>
          </table:table-cell>
          <table:table-cell table:style-name="ce10" table:formula="of:=[.I$1]*LOG(LOG([.I$1]))/([All_results_numeric.I29]*10^6)" office:value-type="float" office:value="4265.81801206865">
            <text:p>4265.8180120687</text:p>
          </table:table-cell>
          <table:table-cell table:style-name="ce10" table:formula="of:=[.J$1]*LOG(LOG([.J$1]))/([All_results_numeric.J29]*10^6)" office:value-type="float" office:value="4360.18136046906">
            <text:p>4360.1813604691</text:p>
          </table:table-cell>
          <table:table-cell table:style-name="ce10" table:formula="of:=[.K$1]*LOG(LOG([.K$1]))/([All_results_numeric.K29]*10^6)" office:value-type="float" office:value="4171.18960349081">
            <text:p>4171.1896034908</text:p>
          </table:table-cell>
          <table:table-cell table:style-name="ce10" table:formula="of:=[.L$1]*LOG(LOG([.L$1]))/([All_results_numeric.L29]*10^6)" office:value-type="float" office:value="3848.59919657036">
            <text:p>3848.5991965704</text:p>
          </table:table-cell>
          <table:table-cell table:style-name="ce10" table:formula="of:=[.M$1]*LOG(LOG([.M$1]))/([All_results_numeric.M29]*10^6)" office:value-type="float" office:value="3616.01152529208">
            <text:p>3616.0115252921</text:p>
          </table:table-cell>
          <table:table-cell table:style-name="ce10" table:number-columns-repeated="2"/>
          <table:table-cell table:style-name="ce10" office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Clock rate: 2400 - 3400 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1 cache: 256 KB 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2 cache: 1024 KB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3 cache: 6144 KB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16 GB RAM DDR3 1600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table:number-columns-repeated="15"/>
          <table:table-cell table:number-columns-repeated="1009"/>
        </table:table-row>
        <table:table-row table:style-name="ro1">
          <table:table-cell table:style-name="ce6" office:value-type="string">
            <text:p>Asus G51J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7" office:value-type="string">
            <text:p>CPU: <text:s/>i7 720QM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Clock rate: 1600 - 2800 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_numeric" table:style-name="ta1">
        <table:table-column table:style-name="co11" table:default-cell-style-name="ce4"/>
        <table:table-column table:style-name="co2" table:number-columns-repeated="6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06" table:default-cell-style-name="ce11"/>
        <table:table-column table:style-name="co10" table:number-columns-repeated="2" table:default-cell-style-name="ce12"/>
        <table:table-row table:style-name="ro1">
          <table:table-cell table:style-name="ce1" office:value-type="string">
            <text:p>Implementation</text:p>
          </table:table-cell>
          <table:table-cell table:style-name="ce9" office:value-type="string">
            <text:p>2^25 (2063689 primes)</text:p>
          </table:table-cell>
          <table:table-cell table:style-name="ce9" office:value-type="string">
            <text:p>2^26 (3957809 primes)</text:p>
          </table:table-cell>
          <table:table-cell table:style-name="ce9" office:value-type="string">
            <text:p>2^27 (7603553 primes)</text:p>
          </table:table-cell>
          <table:table-cell table:style-name="ce9" office:value-type="string">
            <text:p>2^28 (14630843 primes)</text:p>
          </table:table-cell>
          <table:table-cell table:style-name="ce9" office:value-type="string">
            <text:p>2^29 (28192750 primes)</text:p>
          </table:table-cell>
          <table:table-cell table:style-name="ce9" office:value-type="string">
            <text:p>2^30 (54400028 primes)</text:p>
          </table:table-cell>
          <table:table-cell table:style-name="ce9" office:value-type="string">
            <text:p>2^31 (105097565 primes)</text:p>
          </table:table-cell>
          <table:table-cell table:style-name="ce9" office:value-type="string">
            <text:p>2^32 (203280221 primes)</text:p>
          </table:table-cell>
          <table:table-cell table:style-name="ce9" office:value-type="string">
            <text:p>2^33 (393615806 primes)</text:p>
          </table:table-cell>
          <table:table-cell table:style-name="ce9" office:value-type="string">
            <text:p>2^34 (762939111 primes)</text:p>
          </table:table-cell>
          <table:table-cell table:style-name="ce9" office:value-type="string">
            <text:p>2^35 (1480206279 primes)</text:p>
          </table:table-cell>
          <table:table-cell table:style-name="ce9" office:value-type="string">
            <text:p>2^36 (2874398515 primes)</text:p>
          </table:table-cell>
          <table:table-cell table:style-name="ce9" office:value-type="string">
            <text:p>2^37 (5586502348 primes)</text:p>
          </table:table-cell>
          <table:table-cell table:style-name="ce9" office:value-type="string">
            <text:p>2^38 (10866266172 primes)</text:p>
          </table:table-cell>
          <table:table-cell table:style-name="ce9" office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 – Division to check for primes</text:p>
          </table:table-cell>
          <table:table-cell table:style-name="ce10" office:value-type="float" office:value="78.3672">
            <text:p>78.3672</text:p>
          </table:table-cell>
          <table:table-cell table:style-name="ce10" office:value-type="float" office:value="212.465">
            <text:p>212.465</text:p>
          </table:table-cell>
          <table:table-cell table:style-name="ce10" office:value-type="float" office:value="579.801">
            <text:p>579.801</text:p>
          </table:table-cell>
          <table:table-cell table:style-name="ce10" office:value-type="float" office:value="1566.9">
            <text:p>1566.9</text:p>
          </table:table-cell>
          <table:table-cell table:style-name="ce14" office:value-type="float" office:value="4128.66">
            <text:p>4128.66</text:p>
          </table:table-cell>
          <table:table-cell table:style-name="ce14" office:value-type="float" office:value="11758.5">
            <text:p>11758.5</text:p>
          </table:table-cell>
          <table:table-cell table:style-name="ce14" office:value-type="float" office:value="31765.7">
            <text:p>31765.7</text:p>
          </table:table-cell>
          <table:table-cell table:style-name="ce10" office:value-type="float" office:value="89076.27">
            <text:p>89076.27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 – Multiples to check for primes</text:p>
          </table:table-cell>
          <table:table-cell table:style-name="ce10" office:value-type="float" office:value="0.05379">
            <text:p>0.05379</text:p>
          </table:table-cell>
          <table:table-cell table:style-name="ce13" office:value-type="float" office:value="0.118753">
            <text:p>0.118753</text:p>
          </table:table-cell>
          <table:table-cell table:style-name="ce10" office:value-type="float" office:value="0.313213">
            <text:p>0.313213</text:p>
          </table:table-cell>
          <table:table-cell table:style-name="ce10" office:value-type="float" office:value="0.771619">
            <text:p>0.771619</text:p>
          </table:table-cell>
          <table:table-cell table:style-name="ce10" office:value-type="float" office:value="1.73917">
            <text:p>1.73917</text:p>
          </table:table-cell>
          <table:table-cell table:style-name="ce10" office:value-type="float" office:value="3.7117">
            <text:p>3.7117</text:p>
          </table:table-cell>
          <table:table-cell table:style-name="ce10" office:value-type="float" office:value="7.77435">
            <text:p>7.77435</text:p>
          </table:table-cell>
          <table:table-cell table:style-name="ce10" office:value-type="float" office:value="16.7219">
            <text:p>16.7219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3 – Block search with bitset with all odd numbers (262144 bytes block)</text:p>
          </table:table-cell>
          <table:table-cell table:style-name="ce10" office:value-type="float" office:value="0.051265">
            <text:p>0.051265</text:p>
          </table:table-cell>
          <table:table-cell table:style-name="ce10" office:value-type="float" office:value="0.107356">
            <text:p>0.107356</text:p>
          </table:table-cell>
          <table:table-cell table:style-name="ce10" office:value-type="float" office:value="0.218983">
            <text:p>0.218983</text:p>
          </table:table-cell>
          <table:table-cell table:style-name="ce10" office:value-type="float" office:value="0.450562">
            <text:p>0.450562</text:p>
          </table:table-cell>
          <table:table-cell table:style-name="ce13" office:value-type="float" office:value="0.924885">
            <text:p>0.924885</text:p>
          </table:table-cell>
          <table:table-cell table:style-name="ce10" office:value-type="float" office:value="1.90522">
            <text:p>1.90522</text:p>
          </table:table-cell>
          <table:table-cell table:style-name="ce10" office:value-type="float" office:value="3.90823">
            <text:p>3.90823</text:p>
          </table:table-cell>
          <table:table-cell table:style-name="ce10" office:value-type="float" office:value="8.03756">
            <text:p>8.03756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 – Block search with bitset with odd numbers only in the block (32768 bytes block) and primes found stored in vector</text:p>
          </table:table-cell>
          <table:table-cell table:style-name="ce10" office:value-type="float" office:value="0.11176">
            <text:p>0.11176</text:p>
          </table:table-cell>
          <table:table-cell table:style-name="ce10" office:value-type="float" office:value="0.226895">
            <text:p>0.226895</text:p>
          </table:table-cell>
          <table:table-cell table:style-name="ce10" office:value-type="float" office:value="0.449838">
            <text:p>0.449838</text:p>
          </table:table-cell>
          <table:table-cell table:style-name="ce10" office:value-type="float" office:value="0.939899">
            <text:p>0.939899</text:p>
          </table:table-cell>
          <table:table-cell table:style-name="ce10" office:value-type="float" office:value="1.81789">
            <text:p>1.81789</text:p>
          </table:table-cell>
          <table:table-cell table:style-name="ce10" office:value-type="float" office:value="3.63">
            <text:p>3.63</text:p>
          </table:table-cell>
          <table:table-cell table:style-name="ce10" office:value-type="float" office:value="7.29397">
            <text:p>7.29397</text:p>
          </table:table-cell>
          <table:table-cell table:style-name="ce10" office:value-type="float" office:value="14.742">
            <text:p>14.742</text:p>
          </table:table-cell>
          <table:table-cell table:style-name="ce10" table:number-columns-repeated="6"/>
          <table:table-cell table:style-name="ce10" office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10" office:value-type="float" office:value="0.041456">
            <text:p>0.041456</text:p>
          </table:table-cell>
          <table:table-cell table:style-name="ce10" office:value-type="float" office:value="0.085455">
            <text:p>0.085455</text:p>
          </table:table-cell>
          <table:table-cell table:style-name="ce10" office:value-type="float" office:value="0.182632">
            <text:p>0.182632</text:p>
          </table:table-cell>
          <table:table-cell table:style-name="ce10" office:value-type="float" office:value="0.360063">
            <text:p>0.360063</text:p>
          </table:table-cell>
          <table:table-cell table:style-name="ce10" office:value-type="float" office:value="0.716558">
            <text:p>0.716558</text:p>
          </table:table-cell>
          <table:table-cell table:style-name="ce10" office:value-type="float" office:value="1.45651">
            <text:p>1.45651</text:p>
          </table:table-cell>
          <table:table-cell table:style-name="ce10" office:value-type="float" office:value="2.98484">
            <text:p>2.98484</text:p>
          </table:table-cell>
          <table:table-cell table:style-name="ce10" office:value-type="float" office:value="6.13673">
            <text:p>6.13673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6 – Block search with bitset with only possible prime numbers optimized for space and with modulo 30 wheel factorization (16384 bytes block)</text:p>
          </table:table-cell>
          <table:table-cell table:style-name="ce10" office:value-type="float" office:value="0.218348">
            <text:p>0.218348</text:p>
          </table:table-cell>
          <table:table-cell table:style-name="ce10" office:value-type="float" office:value="0.439598">
            <text:p>0.439598</text:p>
          </table:table-cell>
          <table:table-cell table:style-name="ce10" office:value-type="float" office:value="0.905796">
            <text:p>0.905796</text:p>
          </table:table-cell>
          <table:table-cell table:style-name="ce10" office:value-type="float" office:value="1.8922">
            <text:p>1.8922</text:p>
          </table:table-cell>
          <table:table-cell table:style-name="ce10" office:value-type="float" office:value="3.85323">
            <text:p>3.85323</text:p>
          </table:table-cell>
          <table:table-cell table:style-name="ce10" office:value-type="float" office:value="7.97944">
            <text:p>7.97944</text:p>
          </table:table-cell>
          <table:table-cell table:style-name="ce10" office:value-type="float" office:value="16.4068">
            <text:p>16.4068</text:p>
          </table:table-cell>
          <table:table-cell table:style-name="ce10" office:value-type="float" office:value="33.8284">
            <text:p>33.8284</text:p>
          </table:table-cell>
          <table:table-cell table:style-name="ce10" table:number-columns-repeated="6"/>
          <table:table-cell table:style-name="ce10" office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10" office:value-type="float" office:value="0.19376">
            <text:p>0.19376</text:p>
          </table:table-cell>
          <table:table-cell table:style-name="ce10" office:value-type="float" office:value="0.401513">
            <text:p>0.401513</text:p>
          </table:table-cell>
          <table:table-cell table:style-name="ce10" office:value-type="float" office:value="0.834527">
            <text:p>0.834527</text:p>
          </table:table-cell>
          <table:table-cell table:style-name="ce10" office:value-type="float" office:value="1.72432">
            <text:p>1.72432</text:p>
          </table:table-cell>
          <table:table-cell table:style-name="ce10" office:value-type="float" office:value="3.5927">
            <text:p>3.5927</text:p>
          </table:table-cell>
          <table:table-cell table:style-name="ce10" office:value-type="float" office:value="7.41771">
            <text:p>7.41771</text:p>
          </table:table-cell>
          <table:table-cell table:style-name="ce10" office:value-type="float" office:value="15.3145">
            <text:p>15.3145</text:p>
          </table:table-cell>
          <table:table-cell table:style-name="ce10" office:value-type="float" office:value="28.7898">
            <text:p>28.7898</text:p>
          </table:table-cell>
          <table:table-cell table:style-name="ce10" table:number-columns-repeated="6"/>
          <table:table-cell table:style-name="ce10" office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 – Block search with bitset with all odd numbers optimized for time and space and with modulo 30 wheel factorization (32768 bytes block)</text:p>
          </table:table-cell>
          <table:table-cell table:style-name="ce10" office:value-type="float" office:value="0.030691">
            <text:p>0.030691</text:p>
          </table:table-cell>
          <table:table-cell table:style-name="ce10" office:value-type="float" office:value="0.059698">
            <text:p>0.059698</text:p>
          </table:table-cell>
          <table:table-cell table:style-name="ce10" office:value-type="float" office:value="0.123468">
            <text:p>0.123468</text:p>
          </table:table-cell>
          <table:table-cell table:style-name="ce10" office:value-type="float" office:value="0.252195">
            <text:p>0.252195</text:p>
          </table:table-cell>
          <table:table-cell table:style-name="ce10" office:value-type="float" office:value="0.514724">
            <text:p>0.514724</text:p>
          </table:table-cell>
          <table:table-cell table:style-name="ce10" office:value-type="float" office:value="1.06929">
            <text:p>1.06929</text:p>
          </table:table-cell>
          <table:table-cell table:style-name="ce10" office:value-type="float" office:value="2.15629">
            <text:p>2.15629</text:p>
          </table:table-cell>
          <table:table-cell table:style-name="ce10" office:value-type="float" office:value="4.50765">
            <text:p>4.50765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 – Block search with bitset with all odd numbers optimized for time and space and with modulo 210 wheel factorization (16384 bytes block)</text:p>
          </table:table-cell>
          <table:table-cell table:style-name="ce10" office:value-type="float" office:value="0.026559">
            <text:p>0.026559</text:p>
          </table:table-cell>
          <table:table-cell table:style-name="ce10" office:value-type="float" office:value="0.054194">
            <text:p>0.054194</text:p>
          </table:table-cell>
          <table:table-cell table:style-name="ce10" office:value-type="float" office:value="0.114309">
            <text:p>0.114309</text:p>
          </table:table-cell>
          <table:table-cell table:style-name="ce10" office:value-type="float" office:value="0.234591">
            <text:p>0.234591</text:p>
          </table:table-cell>
          <table:table-cell table:style-name="ce10" office:value-type="float" office:value="0.475264">
            <text:p>0.475264</text:p>
          </table:table-cell>
          <table:table-cell table:style-name="ce10" office:value-type="float" office:value="0.987832">
            <text:p>0.987832</text:p>
          </table:table-cell>
          <table:table-cell table:style-name="ce10" office:value-type="float" office:value="2.02913">
            <text:p>2.02913</text:p>
          </table:table-cell>
          <table:table-cell table:style-name="ce10" office:value-type="float" office:value="4.16196">
            <text:p>4.16196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10" office:value-type="float" office:value="0.029955">
            <text:p>0.029955</text:p>
          </table:table-cell>
          <table:table-cell table:style-name="ce10" office:value-type="float" office:value="0.062438">
            <text:p>0.062438</text:p>
          </table:table-cell>
          <table:table-cell table:style-name="ce10" office:value-type="float" office:value="0.129">
            <text:p>0.129</text:p>
          </table:table-cell>
          <table:table-cell table:style-name="ce10" office:value-type="float" office:value="0.26337">
            <text:p>0.26337</text:p>
          </table:table-cell>
          <table:table-cell table:style-name="ce10" office:value-type="float" office:value="0.548564">
            <text:p>0.548564</text:p>
          </table:table-cell>
          <table:table-cell table:style-name="ce10" office:value-type="float" office:value="1.13495">
            <text:p>1.13495</text:p>
          </table:table-cell>
          <table:table-cell table:style-name="ce10" office:value-type="float" office:value="2.35394">
            <text:p>2.35394</text:p>
          </table:table-cell>
          <table:table-cell table:style-name="ce10" office:value-type="float" office:value="4.86301">
            <text:p>4.86301</text:p>
          </table:table-cell>
          <table:table-cell table:style-name="ce10" table:number-columns-repeated="6"/>
          <table:table-cell table:style-name="ce10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10" office:value-type="float" office:value="0.027547">
            <text:p>0.027547</text:p>
          </table:table-cell>
          <table:table-cell table:style-name="ce10" office:value-type="float" office:value="0.057692">
            <text:p>0.057692</text:p>
          </table:table-cell>
          <table:table-cell table:style-name="ce10" office:value-type="float" office:value="0.116229">
            <text:p>0.116229</text:p>
          </table:table-cell>
          <table:table-cell table:style-name="ce10" office:value-type="float" office:value="0.241708">
            <text:p>0.241708</text:p>
          </table:table-cell>
          <table:table-cell table:style-name="ce10" office:value-type="float" office:value="0.506218">
            <text:p>0.506218</text:p>
          </table:table-cell>
          <table:table-cell table:style-name="ce10" office:value-type="float" office:value="1.04943">
            <text:p>1.04943</text:p>
          </table:table-cell>
          <table:table-cell table:style-name="ce10" office:value-type="float" office:value="2.16836">
            <text:p>2.16836</text:p>
          </table:table-cell>
          <table:table-cell table:style-name="ce10" office:value-type="float" office:value="4.48239">
            <text:p>4.48239</text:p>
          </table:table-cell>
          <table:table-cell table:style-name="ce10" table:number-columns-repeated="6"/>
          <table:table-cell table:style-name="ce10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10" office:value-type="float" office:value="0.021943">
            <text:p>0.021943</text:p>
          </table:table-cell>
          <table:table-cell table:style-name="ce10" office:value-type="float" office:value="0.034097">
            <text:p>0.034097</text:p>
          </table:table-cell>
          <table:table-cell table:style-name="ce10" office:value-type="float" office:value="0.037444">
            <text:p>0.037444</text:p>
          </table:table-cell>
          <table:table-cell table:style-name="ce10" office:value-type="float" office:value="0.076568">
            <text:p>0.076568</text:p>
          </table:table-cell>
          <table:table-cell table:style-name="ce10" office:value-type="float" office:value="0.135909">
            <text:p>0.135909</text:p>
          </table:table-cell>
          <table:table-cell table:style-name="ce10" office:value-type="float" office:value="0.264754">
            <text:p>0.264754</text:p>
          </table:table-cell>
          <table:table-cell table:style-name="ce10" office:value-type="float" office:value="0.551032">
            <text:p>0.551032</text:p>
          </table:table-cell>
          <table:table-cell table:style-name="ce10" office:value-type="float" office:value="1.11947">
            <text:p>1.11947</text:p>
          </table:table-cell>
          <table:table-cell table:style-name="ce10" office:value-type="float" office:value="2.29341">
            <text:p>2.29341</text:p>
          </table:table-cell>
          <table:table-cell table:style-name="ce10" office:value-type="float" office:value="4.72497">
            <text:p>4.72497</text:p>
          </table:table-cell>
          <table:table-cell table:style-name="ce10" office:value-type="float" office:value="10.0136">
            <text:p>10.0136</text:p>
          </table:table-cell>
          <table:table-cell table:style-name="ce10" office:value-type="float" office:value="21.0065">
            <text:p>21.0065</text:p>
          </table:table-cell>
          <table:table-cell table:style-name="ce10" table:number-columns-repeated="2"/>
          <table:table-cell table:style-name="ce10" office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10" office:value-type="float" office:value="0.01658">
            <text:p>0.01658</text:p>
          </table:table-cell>
          <table:table-cell table:style-name="ce10" office:value-type="float" office:value="0.027963">
            <text:p>0.027963</text:p>
          </table:table-cell>
          <table:table-cell table:style-name="ce10" office:value-type="float" office:value="0.045771">
            <text:p>0.045771</text:p>
          </table:table-cell>
          <table:table-cell table:style-name="ce10" office:value-type="float" office:value="0.070665">
            <text:p>0.070665</text:p>
          </table:table-cell>
          <table:table-cell table:style-name="ce10" office:value-type="float" office:value="0.142383">
            <text:p>0.142383</text:p>
          </table:table-cell>
          <table:table-cell table:style-name="ce10" office:value-type="float" office:value="0.28622">
            <text:p>0.28622</text:p>
          </table:table-cell>
          <table:table-cell table:style-name="ce10" office:value-type="float" office:value="0.608307">
            <text:p>0.608307</text:p>
          </table:table-cell>
          <table:table-cell table:style-name="ce10" office:value-type="float" office:value="1.24695">
            <text:p>1.24695</text:p>
          </table:table-cell>
          <table:table-cell table:style-name="ce10" office:value-type="float" office:value="2.50023">
            <text:p>2.50023</text:p>
          </table:table-cell>
          <table:table-cell table:style-name="ce10" office:value-type="float" office:value="5.33115">
            <text:p>5.33115</text:p>
          </table:table-cell>
          <table:table-cell table:style-name="ce10" office:value-type="float" office:value="11.507">
            <text:p>11.507</text:p>
          </table:table-cell>
          <table:table-cell table:style-name="ce10" office:value-type="float" office:value="25.6791">
            <text:p>25.6791</text:p>
          </table:table-cell>
          <table:table-cell table:style-name="ce10" table:number-columns-repeated="2"/>
          <table:table-cell table:style-name="ce10" office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1 thread, 16384 bytes block, 65536 blocks per segment)</text:p>
          </table:table-cell>
          <table:table-cell table:style-name="ce10" office:value-type="float" office:value="0.027513">
            <text:p>0.027513</text:p>
          </table:table-cell>
          <table:table-cell table:style-name="ce10" office:value-type="float" office:value="0.055756">
            <text:p>0.055756</text:p>
          </table:table-cell>
          <table:table-cell table:style-name="ce10" office:value-type="float" office:value="0.115629">
            <text:p>0.115629</text:p>
          </table:table-cell>
          <table:table-cell table:style-name="ce10" office:value-type="float" office:value="0.237207">
            <text:p>0.237207</text:p>
          </table:table-cell>
          <table:table-cell table:style-name="ce10" office:value-type="float" office:value="0.493087">
            <text:p>0.493087</text:p>
          </table:table-cell>
          <table:table-cell table:style-name="ce10" office:value-type="float" office:value="1.02009">
            <text:p>1.02009</text:p>
          </table:table-cell>
          <table:table-cell table:style-name="ce10" office:value-type="float" office:value="2.10521">
            <text:p>2.10521</text:p>
          </table:table-cell>
          <table:table-cell table:style-name="ce10" office:value-type="float" office:value="4.35984">
            <text:p>4.35984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2 thread, 16384 bytes block, 65536 blocks per segment)</text:p>
          </table:table-cell>
          <table:table-cell table:style-name="ce10" office:value-type="float" office:value="0.015109">
            <text:p>0.015109</text:p>
          </table:table-cell>
          <table:table-cell table:style-name="ce10" office:value-type="float" office:value="0.031551">
            <text:p>0.031551</text:p>
          </table:table-cell>
          <table:table-cell table:style-name="ce10" office:value-type="float" office:value="0.065291">
            <text:p>0.065291</text:p>
          </table:table-cell>
          <table:table-cell table:style-name="ce10" office:value-type="float" office:value="0.126653">
            <text:p>0.126653</text:p>
          </table:table-cell>
          <table:table-cell table:style-name="ce10" office:value-type="float" office:value="0.26067">
            <text:p>0.26067</text:p>
          </table:table-cell>
          <table:table-cell table:style-name="ce10" office:value-type="float" office:value="0.526837">
            <text:p>0.526837</text:p>
          </table:table-cell>
          <table:table-cell table:style-name="ce10" office:value-type="float" office:value="1.08831">
            <text:p>1.08831</text:p>
          </table:table-cell>
          <table:table-cell table:style-name="ce10" office:value-type="float" office:value="2.23156">
            <text:p>2.23156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3 thread, 16384 bytes block, 65536 blocks per segment)</text:p>
          </table:table-cell>
          <table:table-cell table:style-name="ce10" office:value-type="float" office:value="0.014733">
            <text:p>0.014733</text:p>
          </table:table-cell>
          <table:table-cell table:style-name="ce10" office:value-type="float" office:value="0.025485">
            <text:p>0.025485</text:p>
          </table:table-cell>
          <table:table-cell table:style-name="ce10" office:value-type="float" office:value="0.044905">
            <text:p>0.044905</text:p>
          </table:table-cell>
          <table:table-cell table:style-name="ce10" office:value-type="float" office:value="0.094799">
            <text:p>0.094799</text:p>
          </table:table-cell>
          <table:table-cell table:style-name="ce10" office:value-type="float" office:value="0.177693">
            <text:p>0.177693</text:p>
          </table:table-cell>
          <table:table-cell table:style-name="ce10" office:value-type="float" office:value="0.372688">
            <text:p>0.372688</text:p>
          </table:table-cell>
          <table:table-cell table:style-name="ce10" office:value-type="float" office:value="0.757399">
            <text:p>0.757399</text:p>
          </table:table-cell>
          <table:table-cell table:style-name="ce10" office:value-type="float" office:value="1.55087">
            <text:p>1.55087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4 thread, 16384 bytes block, 65536 blocks per segment)</text:p>
          </table:table-cell>
          <table:table-cell table:style-name="ce10" office:value-type="float" office:value="0.026944">
            <text:p>0.026944</text:p>
          </table:table-cell>
          <table:table-cell table:style-name="ce10" office:value-type="float" office:value="0.020559">
            <text:p>0.020559</text:p>
          </table:table-cell>
          <table:table-cell table:style-name="ce10" office:value-type="float" office:value="0.049555">
            <text:p>0.049555</text:p>
          </table:table-cell>
          <table:table-cell table:style-name="ce10" office:value-type="float" office:value="0.087814">
            <text:p>0.087814</text:p>
          </table:table-cell>
          <table:table-cell table:style-name="ce10" office:value-type="float" office:value="0.142987">
            <text:p>0.142987</text:p>
          </table:table-cell>
          <table:table-cell table:style-name="ce10" office:value-type="float" office:value="0.289344">
            <text:p>0.289344</text:p>
          </table:table-cell>
          <table:table-cell table:style-name="ce10" office:value-type="float" office:value="0.590273">
            <text:p>0.590273</text:p>
          </table:table-cell>
          <table:table-cell table:style-name="ce10" office:value-type="float" office:value="1.22311">
            <text:p>1.22311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5 thread, 16384 bytes block, 65536 blocks per segment)</text:p>
          </table:table-cell>
          <table:table-cell table:style-name="ce10" office:value-type="float" office:value="0.0155">
            <text:p>0.0155</text:p>
          </table:table-cell>
          <table:table-cell table:style-name="ce10" office:value-type="float" office:value="0.020399">
            <text:p>0.020399</text:p>
          </table:table-cell>
          <table:table-cell table:style-name="ce10" office:value-type="float" office:value="0.040199">
            <text:p>0.040199</text:p>
          </table:table-cell>
          <table:table-cell table:style-name="ce10" office:value-type="float" office:value="0.090744">
            <text:p>0.090744</text:p>
          </table:table-cell>
          <table:table-cell table:style-name="ce10" office:value-type="float" office:value="0.147033">
            <text:p>0.147033</text:p>
          </table:table-cell>
          <table:table-cell table:style-name="ce10" office:value-type="float" office:value="0.297135">
            <text:p>0.297135</text:p>
          </table:table-cell>
          <table:table-cell table:style-name="ce10" office:value-type="float" office:value="0.587315">
            <text:p>0.587315</text:p>
          </table:table-cell>
          <table:table-cell table:style-name="ce10" office:value-type="float" office:value="1.20175">
            <text:p>1.20175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6 thread, 16384 bytes block, 65536 blocks per segment)</text:p>
          </table:table-cell>
          <table:table-cell table:style-name="ce10" office:value-type="float" office:value="0.015671">
            <text:p>0.015671</text:p>
          </table:table-cell>
          <table:table-cell table:style-name="ce10" office:value-type="float" office:value="0.019792">
            <text:p>0.019792</text:p>
          </table:table-cell>
          <table:table-cell table:style-name="ce10" office:value-type="float" office:value="0.040721">
            <text:p>0.040721</text:p>
          </table:table-cell>
          <table:table-cell table:style-name="ce10" office:value-type="float" office:value="0.072898">
            <text:p>0.072898</text:p>
          </table:table-cell>
          <table:table-cell table:style-name="ce10" office:value-type="float" office:value="0.146783">
            <text:p>0.146783</text:p>
          </table:table-cell>
          <table:table-cell table:style-name="ce10" office:value-type="float" office:value="0.306576">
            <text:p>0.306576</text:p>
          </table:table-cell>
          <table:table-cell table:style-name="ce10" office:value-type="float" office:value="0.614554">
            <text:p>0.614554</text:p>
          </table:table-cell>
          <table:table-cell table:style-name="ce10" office:value-type="float" office:value="1.20843">
            <text:p>1.20843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7 thread, 16384 bytes block, 65536 blocks per segment)</text:p>
          </table:table-cell>
          <table:table-cell table:style-name="ce10" office:value-type="float" office:value="0.020429">
            <text:p>0.020429</text:p>
          </table:table-cell>
          <table:table-cell table:style-name="ce10" office:value-type="float" office:value="0.032369">
            <text:p>0.032369</text:p>
          </table:table-cell>
          <table:table-cell table:style-name="ce10" office:value-type="float" office:value="0.036335">
            <text:p>0.036335</text:p>
          </table:table-cell>
          <table:table-cell table:style-name="ce10" office:value-type="float" office:value="0.072135">
            <text:p>0.072135</text:p>
          </table:table-cell>
          <table:table-cell table:style-name="ce10" office:value-type="float" office:value="0.141133">
            <text:p>0.141133</text:p>
          </table:table-cell>
          <table:table-cell table:style-name="ce10" office:value-type="float" office:value="0.289686">
            <text:p>0.289686</text:p>
          </table:table-cell>
          <table:table-cell table:style-name="ce10" office:value-type="float" office:value="0.583487">
            <text:p>0.583487</text:p>
          </table:table-cell>
          <table:table-cell table:style-name="ce10" office:value-type="float" office:value="1.19033">
            <text:p>1.19033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8 thread, 16384 bytes block, 65536 blocks per segment)</text:p>
          </table:table-cell>
          <table:table-cell table:style-name="ce10" office:value-type="float" office:value="0.017749">
            <text:p>0.017749</text:p>
          </table:table-cell>
          <table:table-cell table:style-name="ce10" office:value-type="float" office:value="0.031016">
            <text:p>0.031016</text:p>
          </table:table-cell>
          <table:table-cell table:style-name="ce10" office:value-type="float" office:value="0.042023">
            <text:p>0.042023</text:p>
          </table:table-cell>
          <table:table-cell table:style-name="ce10" office:value-type="float" office:value="0.073909">
            <text:p>0.073909</text:p>
          </table:table-cell>
          <table:table-cell table:style-name="ce10" office:value-type="float" office:value="0.142379">
            <text:p>0.142379</text:p>
          </table:table-cell>
          <table:table-cell table:style-name="ce10" office:value-type="float" office:value="0.276313">
            <text:p>0.276313</text:p>
          </table:table-cell>
          <table:table-cell table:style-name="ce10" office:value-type="float" office:value="0.564298">
            <text:p>0.564298</text:p>
          </table:table-cell>
          <table:table-cell table:style-name="ce10" office:value-type="float" office:value="1.15578">
            <text:p>1.15578</text:p>
          </table:table-cell>
          <table:table-cell table:style-name="ce10" office:value-type="float" office:value="2.43057">
            <text:p>2.43057</text:p>
          </table:table-cell>
          <table:table-cell table:style-name="ce10" office:value-type="float" office:value="4.91264">
            <text:p>4.91264</text:p>
          </table:table-cell>
          <table:table-cell table:style-name="ce10" office:value-type="float" office:value="10.5398">
            <text:p>10.5398</text:p>
          </table:table-cell>
          <table:table-cell table:style-name="ce10" office:value-type="float" office:value="21.8004">
            <text:p>21.8004</text:p>
          </table:table-cell>
          <table:table-cell table:style-name="ce10" office:value-type="float" office:value="48.8777">
            <text:p>48.8777</text:p>
          </table:table-cell>
          <table:table-cell table:style-name="ce10" office:value-type="float" office:value="110.3237">
            <text:p>110.3237</text:p>
          </table:table-cell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 – OpenMPI optimized for space and time with 210 wheel (8 processes, 16384 bytes block)</text:p>
          </table:table-cell>
          <table:table-cell table:style-name="ce10" office:value-type="float" office:value="0.021124">
            <text:p>0.021124</text:p>
          </table:table-cell>
          <table:table-cell table:style-name="ce10" office:value-type="float" office:value="0.03494">
            <text:p>0.03494</text:p>
          </table:table-cell>
          <table:table-cell table:style-name="ce10" office:value-type="float" office:value="0.060063">
            <text:p>0.060063</text:p>
          </table:table-cell>
          <table:table-cell table:style-name="ce10" office:value-type="float" office:value="0.106686">
            <text:p>0.106686</text:p>
          </table:table-cell>
          <table:table-cell table:style-name="ce10" office:value-type="float" office:value="0.22082">
            <text:p>0.22082</text:p>
          </table:table-cell>
          <table:table-cell table:style-name="ce10" office:value-type="float" office:value="0.434962">
            <text:p>0.434962</text:p>
          </table:table-cell>
          <table:table-cell table:style-name="ce10" office:value-type="float" office:value="0.801226">
            <text:p>0.801226</text:p>
          </table:table-cell>
          <table:table-cell table:style-name="ce10" office:value-type="float" office:value="1.78665">
            <text:p>1.78665</text:p>
          </table:table-cell>
          <table:table-cell table:style-name="ce10" office:value-type="float" office:value="3.53555">
            <text:p>3.53555</text:p>
          </table:table-cell>
          <table:table-cell table:style-name="ce10" office:value-type="float" office:value="7.12454">
            <text:p>7.12454</text:p>
          </table:table-cell>
          <table:table-cell table:style-name="ce10" office:value-type="float" office:value="14.8795">
            <text:p>14.8795</text:p>
          </table:table-cell>
          <table:table-cell table:style-name="ce10" office:value-type="float" office:value="29.2049">
            <text:p>29.2049</text:p>
          </table:table-cell>
          <table:table-cell table:style-name="ce10" table:number-columns-repeated="2"/>
          <table:table-cell table:style-name="ce10" office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16 – OpenMPI optimized for time with 210 wheel (8 processes, 16384 bytes block)</text:p>
          </table:table-cell>
          <table:table-cell table:style-name="ce10" office:value-type="float" office:value="0.017813">
            <text:p>0.017813</text:p>
          </table:table-cell>
          <table:table-cell table:style-name="ce10" office:value-type="float" office:value="0.035047">
            <text:p>0.035047</text:p>
          </table:table-cell>
          <table:table-cell table:style-name="ce10" office:value-type="float" office:value="0.064577">
            <text:p>0.064577</text:p>
          </table:table-cell>
          <table:table-cell table:style-name="ce10" office:value-type="float" office:value="0.088547">
            <text:p>0.088547</text:p>
          </table:table-cell>
          <table:table-cell table:style-name="ce10" office:value-type="float" office:value="0.195475">
            <text:p>0.195475</text:p>
          </table:table-cell>
          <table:table-cell table:style-name="ce10" office:value-type="float" office:value="0.411439">
            <text:p>0.411439</text:p>
          </table:table-cell>
          <table:table-cell table:style-name="ce10" office:value-type="float" office:value="0.825508">
            <text:p>0.825508</text:p>
          </table:table-cell>
          <table:table-cell table:style-name="ce10" office:value-type="float" office:value="1.83741">
            <text:p>1.83741</text:p>
          </table:table-cell>
          <table:table-cell table:style-name="ce10" office:value-type="float" office:value="3.51102">
            <text:p>3.51102</text:p>
          </table:table-cell>
          <table:table-cell table:style-name="ce10" office:value-type="float" office:value="7.92481">
            <text:p>7.92481</text:p>
          </table:table-cell>
          <table:table-cell table:style-name="ce10" office:value-type="float" office:value="17.1476">
            <text:p>17.1476</text:p>
          </table:table-cell>
          <table:table-cell table:style-name="ce10" office:value-type="float" office:value="332.3609">
            <text:p>332.3609</text:p>
          </table:table-cell>
          <table:table-cell table:style-name="ce10" table:number-columns-repeated="2"/>
          <table:table-cell table:style-name="ce10" office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 – Hybrid OpenMPI and OpenMP optimized for space and time with 210 wheel (2 processes, 16384 bytes block)</text:p>
          </table:table-cell>
          <table:table-cell table:style-name="ce10" office:value-type="float" office:value="0.04398">
            <text:p>0.04398</text:p>
          </table:table-cell>
          <table:table-cell table:style-name="ce10" office:value-type="float" office:value="0.054448">
            <text:p>0.054448</text:p>
          </table:table-cell>
          <table:table-cell table:style-name="ce10" office:value-type="float" office:value="0.071783">
            <text:p>0.071783</text:p>
          </table:table-cell>
          <table:table-cell table:style-name="ce10" office:value-type="float" office:value="0.105945">
            <text:p>0.105945</text:p>
          </table:table-cell>
          <table:table-cell table:style-name="ce10" office:value-type="float" office:value="0.219389">
            <text:p>0.219389</text:p>
          </table:table-cell>
          <table:table-cell table:style-name="ce10" office:value-type="float" office:value="0.399954">
            <text:p>0.399954</text:p>
          </table:table-cell>
          <table:table-cell table:style-name="ce10" office:value-type="float" office:value="0.791521">
            <text:p>0.791521</text:p>
          </table:table-cell>
          <table:table-cell table:style-name="ce10" office:value-type="float" office:value="1.65232">
            <text:p>1.65232</text:p>
          </table:table-cell>
          <table:table-cell table:style-name="ce10" office:value-type="float" office:value="3.21424">
            <text:p>3.21424</text:p>
          </table:table-cell>
          <table:table-cell table:style-name="ce10" office:value-type="float" office:value="7.22188">
            <text:p>7.22188</text:p>
          </table:table-cell>
          <table:table-cell table:style-name="ce10" office:value-type="float" office:value="14.0716">
            <text:p>14.0716</text:p>
          </table:table-cell>
          <table:table-cell table:style-name="ce10" office:value-type="float" office:value="30.3522">
            <text:p>30.3522</text:p>
          </table:table-cell>
          <table:table-cell table:style-name="ce10" table:number-columns-repeated="2"/>
          <table:table-cell table:style-name="ce10" office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8 – Hybrid OpenMPI and OpenMP optimized for time with 210 wheel (2 processes, 16384 bytes block)</text:p>
          </table:table-cell>
          <table:table-cell table:style-name="ce10" office:value-type="float" office:value="0.039117">
            <text:p>0.039117</text:p>
          </table:table-cell>
          <table:table-cell table:style-name="ce10" office:value-type="float" office:value="0.040127">
            <text:p>0.040127</text:p>
          </table:table-cell>
          <table:table-cell table:style-name="ce10" office:value-type="float" office:value="0.052025">
            <text:p>0.052025</text:p>
          </table:table-cell>
          <table:table-cell table:style-name="ce10" office:value-type="float" office:value="0.102895">
            <text:p>0.102895</text:p>
          </table:table-cell>
          <table:table-cell table:style-name="ce10" office:value-type="float" office:value="0.197287">
            <text:p>0.197287</text:p>
          </table:table-cell>
          <table:table-cell table:style-name="ce10" office:value-type="float" office:value="0.375803">
            <text:p>0.375803</text:p>
          </table:table-cell>
          <table:table-cell table:style-name="ce10" office:value-type="float" office:value="0.75834">
            <text:p>0.75834</text:p>
          </table:table-cell>
          <table:table-cell table:style-name="ce10" office:value-type="float" office:value="1.65955">
            <text:p>1.65955</text:p>
          </table:table-cell>
          <table:table-cell table:style-name="ce10" office:value-type="float" office:value="3.47208">
            <text:p>3.47208</text:p>
          </table:table-cell>
          <table:table-cell table:style-name="ce10" office:value-type="float" office:value="7.41161">
            <text:p>7.41161</text:p>
          </table:table-cell>
          <table:table-cell table:style-name="ce10" office:value-type="float" office:value="17.161">
            <text:p>17.161</text:p>
          </table:table-cell>
          <table:table-cell table:style-name="ce10" office:value-type="float" office:value="76.2421">
            <text:p>76.2421</text:p>
          </table:table-cell>
          <table:table-cell table:style-name="ce10" table:number-columns-repeated="2"/>
          <table:table-cell table:style-name="ce10" office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10" office:value-type="float" office:value="0.028317">
            <text:p>0.028317</text:p>
          </table:table-cell>
          <table:table-cell table:style-name="ce10" office:value-type="float" office:value="0.043094">
            <text:p>0.043094</text:p>
          </table:table-cell>
          <table:table-cell table:style-name="ce10" office:value-type="float" office:value="0.049543">
            <text:p>0.049543</text:p>
          </table:table-cell>
          <table:table-cell table:style-name="ce10" office:value-type="float" office:value="0.101592">
            <text:p>0.101592</text:p>
          </table:table-cell>
          <table:table-cell table:style-name="ce10" office:value-type="float" office:value="0.172931">
            <text:p>0.172931</text:p>
          </table:table-cell>
          <table:table-cell table:style-name="ce10" office:value-type="float" office:value="0.335762">
            <text:p>0.335762</text:p>
          </table:table-cell>
          <table:table-cell table:style-name="ce10" office:value-type="float" office:value="0.663572">
            <text:p>0.663572</text:p>
          </table:table-cell>
          <table:table-cell table:style-name="ce10" office:value-type="float" office:value="1.40193">
            <text:p>1.40193</text:p>
          </table:table-cell>
          <table:table-cell table:style-name="ce10" office:value-type="float" office:value="2.91882">
            <text:p>2.91882</text:p>
          </table:table-cell>
          <table:table-cell table:style-name="ce10" office:value-type="float" office:value="6.12895">
            <text:p>6.12895</text:p>
          </table:table-cell>
          <table:table-cell table:style-name="ce10" office:value-type="float" office:value="12.389">
            <text:p>12.389</text:p>
          </table:table-cell>
          <table:table-cell table:style-name="ce10" office:value-type="float" office:value="38.6804">
            <text:p>38.6804</text:p>
          </table:table-cell>
          <table:table-cell table:style-name="ce10" table:number-columns-repeated="2"/>
          <table:table-cell table:style-name="ce10" office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10" office:value-type="float" office:value="0.067472">
            <text:p>0.067472</text:p>
          </table:table-cell>
          <table:table-cell table:style-name="ce10" office:value-type="float" office:value="0.081146">
            <text:p>0.081146</text:p>
          </table:table-cell>
          <table:table-cell table:style-name="ce10" office:value-type="float" office:value="0.102608">
            <text:p>0.102608</text:p>
          </table:table-cell>
          <table:table-cell table:style-name="ce10" office:value-type="float" office:value="0.160728">
            <text:p>0.160728</text:p>
          </table:table-cell>
          <table:table-cell table:style-name="ce10" office:value-type="float" office:value="0.214156">
            <text:p>0.214156</text:p>
          </table:table-cell>
          <table:table-cell table:style-name="ce10" office:value-type="float" office:value="0.30962">
            <text:p>0.30962</text:p>
          </table:table-cell>
          <table:table-cell table:style-name="ce10" office:value-type="float" office:value="0.50516">
            <text:p>0.50516</text:p>
          </table:table-cell>
          <table:table-cell table:style-name="ce10" office:value-type="float" office:value="1.0275">
            <text:p>1.0275</text:p>
          </table:table-cell>
          <table:table-cell table:style-name="ce10" office:value-type="float" office:value="1.93067">
            <text:p>1.93067</text:p>
          </table:table-cell>
          <table:table-cell table:style-name="ce10" office:value-type="float" office:value="3.86512">
            <text:p>3.86512</text:p>
          </table:table-cell>
          <table:table-cell table:style-name="ce10" office:value-type="float" office:value="7.99354">
            <text:p>7.99354</text:p>
          </table:table-cell>
          <table:table-cell table:style-name="ce10" office:value-type="float" office:value="17.1396">
            <text:p>17.1396</text:p>
          </table:table-cell>
          <table:table-cell table:style-name="ce10" office:value-type="float" office:value="37.6913">
            <text:p>37.6913</text:p>
          </table:table-cell>
          <table:table-cell table:style-name="ce10" office:value-type="float" office:value="85.3872">
            <text:p>85.3872</text:p>
          </table:table-cell>
          <table:table-cell table:style-name="ce10" office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0 – Hybrid OpenMPI and OpenMP with dynamic scheduling optimized for time with 210 wheel (5 processes, 19 segments, 16384 bytes block)</text:p>
          </table:table-cell>
          <table:table-cell table:style-name="ce10" office:value-type="float" office:value="0.066134">
            <text:p>0.066134</text:p>
          </table:table-cell>
          <table:table-cell table:style-name="ce10" office:value-type="float" office:value="0.077502">
            <text:p>0.077502</text:p>
          </table:table-cell>
          <table:table-cell table:style-name="ce10" office:value-type="float" office:value="0.100153">
            <text:p>0.100153</text:p>
          </table:table-cell>
          <table:table-cell table:style-name="ce10" office:value-type="float" office:value="0.138549">
            <text:p>0.138549</text:p>
          </table:table-cell>
          <table:table-cell table:style-name="ce10" office:value-type="float" office:value="0.18814">
            <text:p>0.18814</text:p>
          </table:table-cell>
          <table:table-cell table:style-name="ce10" office:value-type="float" office:value="0.293986">
            <text:p>0.293986</text:p>
          </table:table-cell>
          <table:table-cell table:style-name="ce10" office:value-type="float" office:value="0.517443">
            <text:p>0.517443</text:p>
          </table:table-cell>
          <table:table-cell table:style-name="ce10" office:value-type="float" office:value="0.990482">
            <text:p>0.990482</text:p>
          </table:table-cell>
          <table:table-cell table:style-name="ce10" office:value-type="float" office:value="1.96442">
            <text:p>1.96442</text:p>
          </table:table-cell>
          <table:table-cell table:style-name="ce10" office:value-type="float" office:value="4.16025">
            <text:p>4.16025</text:p>
          </table:table-cell>
          <table:table-cell table:style-name="ce10" office:value-type="float" office:value="9.13032">
            <text:p>9.13032</text:p>
          </table:table-cell>
          <table:table-cell table:style-name="ce10" office:value-type="float" office:value="19.6677">
            <text:p>19.6677</text:p>
          </table:table-cell>
          <table:table-cell table:style-name="ce10" table:number-columns-repeated="2"/>
          <table:table-cell table:style-name="ce10" office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Clock rate: 2400 - 3400 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1 cache: 256 KB 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2 cache: 1024 KB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3 cache: 6144 KB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16 GB RAM DDR3 1600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table:number-columns-repeated="15"/>
          <table:table-cell table:number-columns-repeated="1009"/>
        </table:table-row>
        <table:table-row table:style-name="ro1">
          <table:table-cell table:style-name="ce6" office:value-type="string">
            <text:p>Asus G51J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7" office:value-type="string">
            <text:p>CPU: <text:s/>i7 720QM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Clock rate: 1600 - 2800 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" table:style-name="ta1">
        <table:table-column table:style-name="co12" table:default-cell-style-name="ce4"/>
        <table:table-column table:style-name="co2" table:number-columns-repeated="6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06" table:default-cell-style-name="ce11"/>
        <table:table-column table:style-name="co10" table:number-columns-repeated="2" table:default-cell-style-name="ce12"/>
        <table:table-row table:style-name="ro1">
          <table:table-cell table:style-name="ce1" office:value-type="string">
            <text:p>Implementation</text:p>
          </table:table-cell>
          <table:table-cell table:style-name="ce9" office:value-type="string">
            <text:p>2^25 (2063689 primes)</text:p>
          </table:table-cell>
          <table:table-cell table:style-name="ce9" office:value-type="string">
            <text:p>2^26 (3957809 primes)</text:p>
          </table:table-cell>
          <table:table-cell table:style-name="ce9" office:value-type="string">
            <text:p>2^27 (7603553 primes)</text:p>
          </table:table-cell>
          <table:table-cell table:style-name="ce9" office:value-type="string">
            <text:p>2^28 (14630843 primes)</text:p>
          </table:table-cell>
          <table:table-cell table:style-name="ce9" office:value-type="string">
            <text:p>2^29 (28192750 primes)</text:p>
          </table:table-cell>
          <table:table-cell table:style-name="ce9" office:value-type="string">
            <text:p>2^30 (54400028 primes)</text:p>
          </table:table-cell>
          <table:table-cell table:style-name="ce9" office:value-type="string">
            <text:p>2^31 (105097565 primes)</text:p>
          </table:table-cell>
          <table:table-cell table:style-name="ce9" office:value-type="string">
            <text:p>2^32 (203280221 primes)</text:p>
          </table:table-cell>
          <table:table-cell table:style-name="ce9" office:value-type="string">
            <text:p>2^33 (393615806 primes)</text:p>
          </table:table-cell>
          <table:table-cell table:style-name="ce9" office:value-type="string">
            <text:p>2^34 (762939111 primes)</text:p>
          </table:table-cell>
          <table:table-cell table:style-name="ce9" office:value-type="string">
            <text:p>2^35 (1480206279 primes)</text:p>
          </table:table-cell>
          <table:table-cell table:style-name="ce9" office:value-type="string">
            <text:p>2^36 (2874398515 primes)</text:p>
          </table:table-cell>
          <table:table-cell table:style-name="ce9" office:value-type="string">
            <text:p>2^37 (5586502348 primes)</text:p>
          </table:table-cell>
          <table:table-cell table:style-name="ce9" office:value-type="string">
            <text:p>2^38 (10866266172 primes)</text:p>
          </table:table-cell>
          <table:table-cell table:style-name="ce9" office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 – Division to check for primes</text:p>
          </table:table-cell>
          <table:table-cell table:style-name="ce10" office:value-type="string">
            <text:p>78.3672s (01m18.3672s)</text:p>
          </table:table-cell>
          <table:table-cell table:style-name="ce10" office:value-type="string">
            <text:p>212.465s (03m32.465s)</text:p>
          </table:table-cell>
          <table:table-cell table:style-name="ce10" office:value-type="string">
            <text:p>579.801s (09m39.801s)</text:p>
          </table:table-cell>
          <table:table-cell table:style-name="ce10" office:value-type="string">
            <text:p>1566.9s (26m6.98s)</text:p>
          </table:table-cell>
          <table:table-cell table:style-name="ce14" office:value-type="string">
            <text:p>4128.66s (01h08m48.66s)</text:p>
          </table:table-cell>
          <table:table-cell table:style-name="ce14" office:value-type="string">
            <text:p>11758.5s (03h15m58.5s)</text:p>
          </table:table-cell>
          <table:table-cell table:style-name="ce14" office:value-type="string">
            <text:p>31765.7s (08h49m25.7s)</text:p>
          </table:table-cell>
          <table:table-cell table:style-name="ce10" office:value-type="string">
            <text:p>89076.27s (24h44m36.27s)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 – Multiples to check for primes</text:p>
          </table:table-cell>
          <table:table-cell table:style-name="ce10" office:value-type="string">
            <text:p>0.05379s</text:p>
          </table:table-cell>
          <table:table-cell table:style-name="ce13" office:value-type="string">
            <text:p>0.118753s</text:p>
          </table:table-cell>
          <table:table-cell table:style-name="ce10" office:value-type="string">
            <text:p>0.313213s</text:p>
          </table:table-cell>
          <table:table-cell table:style-name="ce10" office:value-type="string">
            <text:p>0.771619s</text:p>
          </table:table-cell>
          <table:table-cell table:style-name="ce10" office:value-type="string">
            <text:p>1.73917s</text:p>
          </table:table-cell>
          <table:table-cell table:style-name="ce10" office:value-type="string">
            <text:p>3.7117s</text:p>
          </table:table-cell>
          <table:table-cell table:style-name="ce10" office:value-type="string">
            <text:p>7.77435s</text:p>
          </table:table-cell>
          <table:table-cell table:style-name="ce10" office:value-type="string">
            <text:p>16.7219s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3 – Block search with bitset with all odd numbers (262144 bytes block)</text:p>
          </table:table-cell>
          <table:table-cell table:style-name="ce10" office:value-type="string">
            <text:p>0.051265s</text:p>
          </table:table-cell>
          <table:table-cell table:style-name="ce10" office:value-type="string">
            <text:p>0.107356s</text:p>
          </table:table-cell>
          <table:table-cell table:style-name="ce10" office:value-type="string">
            <text:p>0.218983s</text:p>
          </table:table-cell>
          <table:table-cell table:style-name="ce10" office:value-type="string">
            <text:p>0.450562s</text:p>
          </table:table-cell>
          <table:table-cell table:style-name="ce13" office:value-type="string">
            <text:p>0.924885s</text:p>
          </table:table-cell>
          <table:table-cell table:style-name="ce10" office:value-type="string">
            <text:p>1.90522s</text:p>
          </table:table-cell>
          <table:table-cell table:style-name="ce10" office:value-type="string">
            <text:p>3.90823s</text:p>
          </table:table-cell>
          <table:table-cell table:style-name="ce10" office:value-type="string">
            <text:p>8.03756s</text:p>
          </table:table-cell>
          <table:table-cell table:style-name="ce10" table:number-columns-repeated="6"/>
          <table:table-cell table:style-name="ce10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 – Block search with bitset with odd numbers only in the block (32768 bytes block) and primes found stored in vector</text:p>
          </table:table-cell>
          <table:table-cell table:style-name="ce10" office:value-type="string">
            <text:p>0.11176s</text:p>
          </table:table-cell>
          <table:table-cell table:style-name="ce10" office:value-type="string">
            <text:p>0.226895s</text:p>
          </table:table-cell>
          <table:table-cell table:style-name="ce10" office:value-type="string">
            <text:p>0.449838s</text:p>
          </table:table-cell>
          <table:table-cell table:style-name="ce10" office:value-type="string">
            <text:p>0.939899s</text:p>
          </table:table-cell>
          <table:table-cell table:style-name="ce10" office:value-type="string">
            <text:p>1.81789s</text:p>
          </table:table-cell>
          <table:table-cell table:style-name="ce10" office:value-type="string">
            <text:p>3.63s</text:p>
          </table:table-cell>
          <table:table-cell table:style-name="ce10" office:value-type="string">
            <text:p>7.29397s</text:p>
          </table:table-cell>
          <table:table-cell table:style-name="ce10" office:value-type="string">
            <text:p>14.742s</text:p>
          </table:table-cell>
          <table:table-cell table:style-name="ce10" table:number-columns-repeated="6"/>
          <table:table-cell table:style-name="ce10" office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10" office:value-type="string">
            <text:p>0.041456s</text:p>
          </table:table-cell>
          <table:table-cell table:style-name="ce10" office:value-type="string">
            <text:p>0.085455s</text:p>
          </table:table-cell>
          <table:table-cell table:style-name="ce10" office:value-type="string">
            <text:p>0.182632s</text:p>
          </table:table-cell>
          <table:table-cell table:style-name="ce10" office:value-type="string">
            <text:p>0.360063s</text:p>
          </table:table-cell>
          <table:table-cell table:style-name="ce10" office:value-type="string">
            <text:p>0.716558s</text:p>
          </table:table-cell>
          <table:table-cell table:style-name="ce10" office:value-type="string">
            <text:p>1.45651s</text:p>
          </table:table-cell>
          <table:table-cell table:style-name="ce10" office:value-type="string">
            <text:p>2.98484s</text:p>
          </table:table-cell>
          <table:table-cell table:style-name="ce10" office:value-type="string">
            <text:p>6.13673s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6 – Block search with bitset with only possible prime numbers optimized for space and with modulo 30 wheel factorization (16384 bytes block)</text:p>
          </table:table-cell>
          <table:table-cell table:style-name="ce10" office:value-type="string">
            <text:p>0.218348s</text:p>
          </table:table-cell>
          <table:table-cell table:style-name="ce10" office:value-type="string">
            <text:p>0.439598s</text:p>
          </table:table-cell>
          <table:table-cell table:style-name="ce10" office:value-type="string">
            <text:p>0.905796s</text:p>
          </table:table-cell>
          <table:table-cell table:style-name="ce10" office:value-type="string">
            <text:p>1.8922s</text:p>
          </table:table-cell>
          <table:table-cell table:style-name="ce10" office:value-type="string">
            <text:p>3.85323s</text:p>
          </table:table-cell>
          <table:table-cell table:style-name="ce10" office:value-type="string">
            <text:p>7.97944s</text:p>
          </table:table-cell>
          <table:table-cell table:style-name="ce10" office:value-type="string">
            <text:p>16.4068s</text:p>
          </table:table-cell>
          <table:table-cell table:style-name="ce10" office:value-type="string">
            <text:p>33.8284s</text:p>
          </table:table-cell>
          <table:table-cell table:style-name="ce10" table:number-columns-repeated="6"/>
          <table:table-cell table:style-name="ce10" office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10" office:value-type="string">
            <text:p>0.19376s</text:p>
          </table:table-cell>
          <table:table-cell table:style-name="ce10" office:value-type="string">
            <text:p>0.401513s</text:p>
          </table:table-cell>
          <table:table-cell table:style-name="ce10" office:value-type="string">
            <text:p>0.834527s</text:p>
          </table:table-cell>
          <table:table-cell table:style-name="ce10" office:value-type="string">
            <text:p>1.72432s</text:p>
          </table:table-cell>
          <table:table-cell table:style-name="ce10" office:value-type="string">
            <text:p>3.5927s</text:p>
          </table:table-cell>
          <table:table-cell table:style-name="ce10" office:value-type="string">
            <text:p>7.41771s</text:p>
          </table:table-cell>
          <table:table-cell table:style-name="ce10" office:value-type="string">
            <text:p>15.3145s</text:p>
          </table:table-cell>
          <table:table-cell table:style-name="ce10" office:value-type="string">
            <text:p>28.7898s</text:p>
          </table:table-cell>
          <table:table-cell table:style-name="ce10" table:number-columns-repeated="6"/>
          <table:table-cell table:style-name="ce10" office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 – Block search with bitset with all odd numbers optimized for time and space and with modulo 30 wheel factorization (32768 bytes block)</text:p>
          </table:table-cell>
          <table:table-cell table:style-name="ce10" office:value-type="string">
            <text:p>0.030691s</text:p>
          </table:table-cell>
          <table:table-cell table:style-name="ce10" office:value-type="string">
            <text:p>0.059698s</text:p>
          </table:table-cell>
          <table:table-cell table:style-name="ce10" office:value-type="string">
            <text:p>0.123468s</text:p>
          </table:table-cell>
          <table:table-cell table:style-name="ce10" office:value-type="string">
            <text:p>0.252195s</text:p>
          </table:table-cell>
          <table:table-cell table:style-name="ce10" office:value-type="string">
            <text:p>0.514724s</text:p>
          </table:table-cell>
          <table:table-cell table:style-name="ce10" office:value-type="string">
            <text:p>1.06929s</text:p>
          </table:table-cell>
          <table:table-cell table:style-name="ce10" office:value-type="string">
            <text:p>2.15629s</text:p>
          </table:table-cell>
          <table:table-cell table:style-name="ce10" office:value-type="string">
            <text:p>4.50765s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 – Block search with bitset with all odd numbers optimized for time and space and with modulo 210 wheel factorization (16384 bytes block)</text:p>
          </table:table-cell>
          <table:table-cell table:style-name="ce10" office:value-type="string">
            <text:p>0.026559s</text:p>
          </table:table-cell>
          <table:table-cell table:style-name="ce10" office:value-type="string">
            <text:p>0.054194s</text:p>
          </table:table-cell>
          <table:table-cell table:style-name="ce10" office:value-type="string">
            <text:p>0.114309s</text:p>
          </table:table-cell>
          <table:table-cell table:style-name="ce10" office:value-type="string">
            <text:p>0.234591s</text:p>
          </table:table-cell>
          <table:table-cell table:style-name="ce10" office:value-type="string">
            <text:p>0.475264s</text:p>
          </table:table-cell>
          <table:table-cell table:style-name="ce10" office:value-type="string">
            <text:p>0.987832s</text:p>
          </table:table-cell>
          <table:table-cell table:style-name="ce10" office:value-type="string">
            <text:p>2.02913s</text:p>
          </table:table-cell>
          <table:table-cell table:style-name="ce10" office:value-type="string">
            <text:p>4.16196s</text:p>
          </table:table-cell>
          <table:table-cell table:style-name="ce10" table:number-columns-repeated="6"/>
          <table:table-cell table:style-name="ce10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10" office:value-type="string">
            <text:p>0.029955s</text:p>
          </table:table-cell>
          <table:table-cell table:style-name="ce10" office:value-type="string">
            <text:p>0.062438s</text:p>
          </table:table-cell>
          <table:table-cell table:style-name="ce10" office:value-type="string">
            <text:p>0.129s</text:p>
          </table:table-cell>
          <table:table-cell table:style-name="ce10" office:value-type="string">
            <text:p>0.26337s</text:p>
          </table:table-cell>
          <table:table-cell table:style-name="ce10" office:value-type="string">
            <text:p>0.548564s</text:p>
          </table:table-cell>
          <table:table-cell table:style-name="ce10" office:value-type="string">
            <text:p>1.13495s</text:p>
          </table:table-cell>
          <table:table-cell table:style-name="ce10" office:value-type="string">
            <text:p>2.35394s</text:p>
          </table:table-cell>
          <table:table-cell table:style-name="ce10" office:value-type="string">
            <text:p>4.86301s</text:p>
          </table:table-cell>
          <table:table-cell table:style-name="ce10" table:number-columns-repeated="6"/>
          <table:table-cell table:style-name="ce10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10" office:value-type="string">
            <text:p>0.027547s</text:p>
          </table:table-cell>
          <table:table-cell table:style-name="ce10" office:value-type="string">
            <text:p>0.057692s</text:p>
          </table:table-cell>
          <table:table-cell table:style-name="ce10" office:value-type="string">
            <text:p>0.116229s</text:p>
          </table:table-cell>
          <table:table-cell table:style-name="ce10" office:value-type="string">
            <text:p>0.241708s</text:p>
          </table:table-cell>
          <table:table-cell table:style-name="ce10" office:value-type="string">
            <text:p>0.506218s</text:p>
          </table:table-cell>
          <table:table-cell table:style-name="ce10" office:value-type="string">
            <text:p>1.04943s</text:p>
          </table:table-cell>
          <table:table-cell table:style-name="ce10" office:value-type="string">
            <text:p>2.16836s</text:p>
          </table:table-cell>
          <table:table-cell table:style-name="ce10" office:value-type="string">
            <text:p>4.48239s</text:p>
          </table:table-cell>
          <table:table-cell table:style-name="ce10" table:number-columns-repeated="6"/>
          <table:table-cell table:style-name="ce10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10" office:value-type="string">
            <text:p>0.021943s</text:p>
          </table:table-cell>
          <table:table-cell table:style-name="ce10" office:value-type="string">
            <text:p>0.034097s</text:p>
          </table:table-cell>
          <table:table-cell table:style-name="ce10" office:value-type="string">
            <text:p>0.037444s</text:p>
          </table:table-cell>
          <table:table-cell table:style-name="ce10" office:value-type="string">
            <text:p>0.076568s</text:p>
          </table:table-cell>
          <table:table-cell table:style-name="ce10" office:value-type="string">
            <text:p>0.135909s</text:p>
          </table:table-cell>
          <table:table-cell table:style-name="ce10" office:value-type="string">
            <text:p>0.264754s</text:p>
          </table:table-cell>
          <table:table-cell table:style-name="ce10" office:value-type="string">
            <text:p>0.551032s</text:p>
          </table:table-cell>
          <table:table-cell table:style-name="ce10" office:value-type="string">
            <text:p>1.11947s</text:p>
          </table:table-cell>
          <table:table-cell table:style-name="ce10" office:value-type="string">
            <text:p>2.29341s</text:p>
          </table:table-cell>
          <table:table-cell table:style-name="ce10" office:value-type="string">
            <text:p>4.72497s</text:p>
          </table:table-cell>
          <table:table-cell table:style-name="ce10" office:value-type="string">
            <text:p>10.0136s</text:p>
          </table:table-cell>
          <table:table-cell table:style-name="ce10" office:value-type="string">
            <text:p>21.0065s</text:p>
          </table:table-cell>
          <table:table-cell table:style-name="ce10" table:number-columns-repeated="2"/>
          <table:table-cell table:style-name="ce10" office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10" office:value-type="string">
            <text:p>0.01658s</text:p>
          </table:table-cell>
          <table:table-cell table:style-name="ce10" office:value-type="string">
            <text:p>0.027963s</text:p>
          </table:table-cell>
          <table:table-cell table:style-name="ce10" office:value-type="string">
            <text:p>0.045771s</text:p>
          </table:table-cell>
          <table:table-cell table:style-name="ce10" office:value-type="string">
            <text:p>0.070665s</text:p>
          </table:table-cell>
          <table:table-cell table:style-name="ce10" office:value-type="string">
            <text:p>0.142383s</text:p>
          </table:table-cell>
          <table:table-cell table:style-name="ce10" office:value-type="string">
            <text:p>0.28622s</text:p>
          </table:table-cell>
          <table:table-cell table:style-name="ce10" office:value-type="string">
            <text:p>0.608307s</text:p>
          </table:table-cell>
          <table:table-cell table:style-name="ce10" office:value-type="string">
            <text:p>1.24695s</text:p>
          </table:table-cell>
          <table:table-cell table:style-name="ce10" office:value-type="string">
            <text:p>2.50023s</text:p>
          </table:table-cell>
          <table:table-cell table:style-name="ce10" office:value-type="string">
            <text:p>5.33115s</text:p>
          </table:table-cell>
          <table:table-cell table:style-name="ce10" office:value-type="string">
            <text:p>11.507s</text:p>
          </table:table-cell>
          <table:table-cell table:style-name="ce10" office:value-type="string">
            <text:p>25.6791s</text:p>
          </table:table-cell>
          <table:table-cell table:style-name="ce10" table:number-columns-repeated="2"/>
          <table:table-cell table:style-name="ce10" office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1 thread, 16384 bytes block, 65536 blocks per segment)</text:p>
          </table:table-cell>
          <table:table-cell table:style-name="ce10" office:value-type="string">
            <text:p>0.027513s</text:p>
          </table:table-cell>
          <table:table-cell table:style-name="ce10" office:value-type="string">
            <text:p>0.055756s</text:p>
          </table:table-cell>
          <table:table-cell table:style-name="ce10" office:value-type="string">
            <text:p>0.115629s</text:p>
          </table:table-cell>
          <table:table-cell table:style-name="ce10" office:value-type="string">
            <text:p>0.237207s</text:p>
          </table:table-cell>
          <table:table-cell table:style-name="ce10" office:value-type="string">
            <text:p>0.493087s</text:p>
          </table:table-cell>
          <table:table-cell table:style-name="ce10" office:value-type="string">
            <text:p>1.02009s</text:p>
          </table:table-cell>
          <table:table-cell table:style-name="ce10" office:value-type="string">
            <text:p>2.10521s</text:p>
          </table:table-cell>
          <table:table-cell table:style-name="ce10" office:value-type="string">
            <text:p>4.35984s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2 thread, 16384 bytes block, 65536 blocks per segment)</text:p>
          </table:table-cell>
          <table:table-cell table:style-name="ce10" office:value-type="string">
            <text:p>0.015109s</text:p>
          </table:table-cell>
          <table:table-cell table:style-name="ce10" office:value-type="string">
            <text:p>0.031551s</text:p>
          </table:table-cell>
          <table:table-cell table:style-name="ce10" office:value-type="string">
            <text:p>0.065291s</text:p>
          </table:table-cell>
          <table:table-cell table:style-name="ce10" office:value-type="string">
            <text:p>0.126653s</text:p>
          </table:table-cell>
          <table:table-cell table:style-name="ce10" office:value-type="string">
            <text:p>0.26067s</text:p>
          </table:table-cell>
          <table:table-cell table:style-name="ce10" office:value-type="string">
            <text:p>0.526837s</text:p>
          </table:table-cell>
          <table:table-cell table:style-name="ce10" office:value-type="string">
            <text:p>1.08831s</text:p>
          </table:table-cell>
          <table:table-cell table:style-name="ce10" office:value-type="string">
            <text:p>2.23156s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3 thread, 16384 bytes block, 65536 blocks per segment)</text:p>
          </table:table-cell>
          <table:table-cell table:style-name="ce10" office:value-type="string">
            <text:p>0.014733s</text:p>
          </table:table-cell>
          <table:table-cell table:style-name="ce10" office:value-type="string">
            <text:p>0.025485s</text:p>
          </table:table-cell>
          <table:table-cell table:style-name="ce10" office:value-type="string">
            <text:p>0.044905s</text:p>
          </table:table-cell>
          <table:table-cell table:style-name="ce10" office:value-type="string">
            <text:p>0.094799s</text:p>
          </table:table-cell>
          <table:table-cell table:style-name="ce10" office:value-type="string">
            <text:p>0.177693s</text:p>
          </table:table-cell>
          <table:table-cell table:style-name="ce10" office:value-type="string">
            <text:p>0.372688s</text:p>
          </table:table-cell>
          <table:table-cell table:style-name="ce10" office:value-type="string">
            <text:p>0.757399s</text:p>
          </table:table-cell>
          <table:table-cell table:style-name="ce10" office:value-type="string">
            <text:p>1.55087s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4 thread, 16384 bytes block, 65536 blocks per segment)</text:p>
          </table:table-cell>
          <table:table-cell table:style-name="ce10" office:value-type="string">
            <text:p>0.026944s</text:p>
          </table:table-cell>
          <table:table-cell table:style-name="ce10" office:value-type="string">
            <text:p>0.020559s</text:p>
          </table:table-cell>
          <table:table-cell table:style-name="ce10" office:value-type="string">
            <text:p>0.049555s</text:p>
          </table:table-cell>
          <table:table-cell table:style-name="ce10" office:value-type="string">
            <text:p>0.087814s</text:p>
          </table:table-cell>
          <table:table-cell table:style-name="ce10" office:value-type="string">
            <text:p>0.142987s</text:p>
          </table:table-cell>
          <table:table-cell table:style-name="ce10" office:value-type="string">
            <text:p>0.289344s</text:p>
          </table:table-cell>
          <table:table-cell table:style-name="ce10" office:value-type="string">
            <text:p>0.590273s</text:p>
          </table:table-cell>
          <table:table-cell table:style-name="ce10" office:value-type="string">
            <text:p>1.22311s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5 thread, 16384 bytes block, 65536 blocks per segment)</text:p>
          </table:table-cell>
          <table:table-cell table:style-name="ce10" office:value-type="string">
            <text:p>0.0155s</text:p>
          </table:table-cell>
          <table:table-cell table:style-name="ce10" office:value-type="string">
            <text:p>0.020399s</text:p>
          </table:table-cell>
          <table:table-cell table:style-name="ce10" office:value-type="string">
            <text:p>0.040199s</text:p>
          </table:table-cell>
          <table:table-cell table:style-name="ce10" office:value-type="string">
            <text:p>0.090744s</text:p>
          </table:table-cell>
          <table:table-cell table:style-name="ce10" office:value-type="string">
            <text:p>0.147033s</text:p>
          </table:table-cell>
          <table:table-cell table:style-name="ce10" office:value-type="string">
            <text:p>0.297135s</text:p>
          </table:table-cell>
          <table:table-cell table:style-name="ce10" office:value-type="string">
            <text:p>0.587315s</text:p>
          </table:table-cell>
          <table:table-cell table:style-name="ce10" office:value-type="string">
            <text:p>1.20175s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6 thread, 16384 bytes block, 65536 blocks per segment)</text:p>
          </table:table-cell>
          <table:table-cell table:style-name="ce10" office:value-type="string">
            <text:p>0.015671s</text:p>
          </table:table-cell>
          <table:table-cell table:style-name="ce10" office:value-type="string">
            <text:p>0.019792s</text:p>
          </table:table-cell>
          <table:table-cell table:style-name="ce10" office:value-type="string">
            <text:p>0.040721s</text:p>
          </table:table-cell>
          <table:table-cell table:style-name="ce10" office:value-type="string">
            <text:p>0.072898s</text:p>
          </table:table-cell>
          <table:table-cell table:style-name="ce10" office:value-type="string">
            <text:p>0.146783s</text:p>
          </table:table-cell>
          <table:table-cell table:style-name="ce10" office:value-type="string">
            <text:p>0.306576s</text:p>
          </table:table-cell>
          <table:table-cell table:style-name="ce10" office:value-type="string">
            <text:p>0.614554s</text:p>
          </table:table-cell>
          <table:table-cell table:style-name="ce10" office:value-type="string">
            <text:p>1.20843s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7 thread, 16384 bytes block, 65536 blocks per segment)</text:p>
          </table:table-cell>
          <table:table-cell table:style-name="ce10" office:value-type="string">
            <text:p>0.020429s</text:p>
          </table:table-cell>
          <table:table-cell table:style-name="ce10" office:value-type="string">
            <text:p>0.032369s</text:p>
          </table:table-cell>
          <table:table-cell table:style-name="ce10" office:value-type="string">
            <text:p>0.036335s</text:p>
          </table:table-cell>
          <table:table-cell table:style-name="ce10" office:value-type="string">
            <text:p>0.072135s</text:p>
          </table:table-cell>
          <table:table-cell table:style-name="ce10" office:value-type="string">
            <text:p>0.141133s</text:p>
          </table:table-cell>
          <table:table-cell table:style-name="ce10" office:value-type="string">
            <text:p>0.289686s</text:p>
          </table:table-cell>
          <table:table-cell table:style-name="ce10" office:value-type="string">
            <text:p>0.583487s</text:p>
          </table:table-cell>
          <table:table-cell table:style-name="ce10" office:value-type="string">
            <text:p>1.19033s</text:p>
          </table:table-cell>
          <table:table-cell table:style-name="ce10" table:number-columns-repeated="6"/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8 thread, 16384 bytes block, 65536 blocks per segment)</text:p>
          </table:table-cell>
          <table:table-cell table:style-name="ce10" office:value-type="string">
            <text:p>0.017749s</text:p>
          </table:table-cell>
          <table:table-cell table:style-name="ce10" office:value-type="string">
            <text:p>0.031016s</text:p>
          </table:table-cell>
          <table:table-cell table:style-name="ce10" office:value-type="string">
            <text:p>0.042023s</text:p>
          </table:table-cell>
          <table:table-cell table:style-name="ce10" office:value-type="string">
            <text:p>0.073909s</text:p>
          </table:table-cell>
          <table:table-cell table:style-name="ce10" office:value-type="string">
            <text:p>0.142379s</text:p>
          </table:table-cell>
          <table:table-cell table:style-name="ce10" office:value-type="string">
            <text:p>0.276313s</text:p>
          </table:table-cell>
          <table:table-cell table:style-name="ce10" office:value-type="string">
            <text:p>0.564298s</text:p>
          </table:table-cell>
          <table:table-cell table:style-name="ce10" office:value-type="string">
            <text:p>1.15578s</text:p>
          </table:table-cell>
          <table:table-cell table:style-name="ce10" office:value-type="string">
            <text:p>2.43057s</text:p>
          </table:table-cell>
          <table:table-cell table:style-name="ce10" office:value-type="string">
            <text:p>4.91264s</text:p>
          </table:table-cell>
          <table:table-cell table:style-name="ce10" office:value-type="string">
            <text:p>10.5398s</text:p>
          </table:table-cell>
          <table:table-cell table:style-name="ce10" office:value-type="string">
            <text:p>21.8004s</text:p>
          </table:table-cell>
          <table:table-cell table:style-name="ce10" office:value-type="string">
            <text:p>48.8777s</text:p>
          </table:table-cell>
          <table:table-cell table:style-name="ce10" office:value-type="string">
            <text:p>01m50.3237s</text:p>
          </table:table-cell>
          <table:table-cell table:style-name="ce10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 – OpenMPI optimized for space and time with 210 wheel (8 processes, 16384 bytes block)</text:p>
          </table:table-cell>
          <table:table-cell table:style-name="ce10" office:value-type="string">
            <text:p>0.021124s</text:p>
          </table:table-cell>
          <table:table-cell table:style-name="ce10" office:value-type="string">
            <text:p>0.03494s</text:p>
          </table:table-cell>
          <table:table-cell table:style-name="ce10" office:value-type="string">
            <text:p>0.060063s</text:p>
          </table:table-cell>
          <table:table-cell table:style-name="ce10" office:value-type="string">
            <text:p>0.106686s</text:p>
          </table:table-cell>
          <table:table-cell table:style-name="ce10" office:value-type="string">
            <text:p>0.22082s</text:p>
          </table:table-cell>
          <table:table-cell table:style-name="ce10" office:value-type="string">
            <text:p>0.434962s</text:p>
          </table:table-cell>
          <table:table-cell table:style-name="ce10" office:value-type="string">
            <text:p>0.801226s</text:p>
          </table:table-cell>
          <table:table-cell table:style-name="ce10" office:value-type="string">
            <text:p>1.78665s</text:p>
          </table:table-cell>
          <table:table-cell table:style-name="ce10" office:value-type="string">
            <text:p>3.53555s</text:p>
          </table:table-cell>
          <table:table-cell table:style-name="ce10" office:value-type="string">
            <text:p>7.12454s</text:p>
          </table:table-cell>
          <table:table-cell table:style-name="ce10" office:value-type="string">
            <text:p>14.8795s</text:p>
          </table:table-cell>
          <table:table-cell table:style-name="ce10" office:value-type="string">
            <text:p>29.2049s</text:p>
          </table:table-cell>
          <table:table-cell table:style-name="ce10" table:number-columns-repeated="2"/>
          <table:table-cell table:style-name="ce10" office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16 – OpenMPI optimized for time with 210 wheel (8 processes, 16384 bytes block)</text:p>
          </table:table-cell>
          <table:table-cell table:style-name="ce10" office:value-type="string">
            <text:p>0.017813s</text:p>
          </table:table-cell>
          <table:table-cell table:style-name="ce10" office:value-type="string">
            <text:p>0.035047s</text:p>
          </table:table-cell>
          <table:table-cell table:style-name="ce10" office:value-type="string">
            <text:p>0.064577s</text:p>
          </table:table-cell>
          <table:table-cell table:style-name="ce10" office:value-type="string">
            <text:p>0.088547s</text:p>
          </table:table-cell>
          <table:table-cell table:style-name="ce10" office:value-type="string">
            <text:p>0.195475s</text:p>
          </table:table-cell>
          <table:table-cell table:style-name="ce10" office:value-type="string">
            <text:p>0.411439s</text:p>
          </table:table-cell>
          <table:table-cell table:style-name="ce10" office:value-type="string">
            <text:p>0.825508s</text:p>
          </table:table-cell>
          <table:table-cell table:style-name="ce10" office:value-type="string">
            <text:p>1.83741s</text:p>
          </table:table-cell>
          <table:table-cell table:style-name="ce10" office:value-type="string">
            <text:p>3.51102s</text:p>
          </table:table-cell>
          <table:table-cell table:style-name="ce10" office:value-type="string">
            <text:p>7.92481s</text:p>
          </table:table-cell>
          <table:table-cell table:style-name="ce10" office:value-type="string">
            <text:p>17.1476s</text:p>
          </table:table-cell>
          <table:table-cell table:style-name="ce10" office:value-type="string">
            <text:p>05m32.3609s</text:p>
          </table:table-cell>
          <table:table-cell table:style-name="ce10" table:number-columns-repeated="2"/>
          <table:table-cell table:style-name="ce10" office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 – Hybrid OpenMPI and OpenMP optimized for space and time with 210 wheel (2 processes, 16384 bytes block)</text:p>
          </table:table-cell>
          <table:table-cell table:style-name="ce10" office:value-type="string">
            <text:p>0.04398s</text:p>
          </table:table-cell>
          <table:table-cell table:style-name="ce10" office:value-type="string">
            <text:p>0.054448s</text:p>
          </table:table-cell>
          <table:table-cell table:style-name="ce10" office:value-type="string">
            <text:p>0.071783s</text:p>
          </table:table-cell>
          <table:table-cell table:style-name="ce10" office:value-type="string">
            <text:p>0.105945s</text:p>
          </table:table-cell>
          <table:table-cell table:style-name="ce10" office:value-type="string">
            <text:p>0.219389s</text:p>
          </table:table-cell>
          <table:table-cell table:style-name="ce10" office:value-type="string">
            <text:p>0.399954s</text:p>
          </table:table-cell>
          <table:table-cell table:style-name="ce10" office:value-type="string">
            <text:p>0.791521s</text:p>
          </table:table-cell>
          <table:table-cell table:style-name="ce10" office:value-type="string">
            <text:p>1.65232s</text:p>
          </table:table-cell>
          <table:table-cell table:style-name="ce10" office:value-type="string">
            <text:p>3.21424s</text:p>
          </table:table-cell>
          <table:table-cell table:style-name="ce10" office:value-type="string">
            <text:p>7.22188s</text:p>
          </table:table-cell>
          <table:table-cell table:style-name="ce10" office:value-type="string">
            <text:p>14.0716s</text:p>
          </table:table-cell>
          <table:table-cell table:style-name="ce10" office:value-type="string">
            <text:p>30.3522s</text:p>
          </table:table-cell>
          <table:table-cell table:style-name="ce10" table:number-columns-repeated="2"/>
          <table:table-cell table:style-name="ce10" office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8 – Hybrid OpenMPI and OpenMP optimized for time with 210 wheel (2 processes, 16384 bytes block)</text:p>
          </table:table-cell>
          <table:table-cell table:style-name="ce10" office:value-type="string">
            <text:p>0.039117s</text:p>
          </table:table-cell>
          <table:table-cell table:style-name="ce10" office:value-type="string">
            <text:p>0.040127s</text:p>
          </table:table-cell>
          <table:table-cell table:style-name="ce10" office:value-type="string">
            <text:p>0.052025s</text:p>
          </table:table-cell>
          <table:table-cell table:style-name="ce10" office:value-type="string">
            <text:p>0.102895s</text:p>
          </table:table-cell>
          <table:table-cell table:style-name="ce10" office:value-type="string">
            <text:p>0.197287s</text:p>
          </table:table-cell>
          <table:table-cell table:style-name="ce10" office:value-type="string">
            <text:p>0.375803s</text:p>
          </table:table-cell>
          <table:table-cell table:style-name="ce10" office:value-type="string">
            <text:p>0.75834s</text:p>
          </table:table-cell>
          <table:table-cell table:style-name="ce10" office:value-type="string">
            <text:p>1.65955s</text:p>
          </table:table-cell>
          <table:table-cell table:style-name="ce10" office:value-type="string">
            <text:p>3.47208s</text:p>
          </table:table-cell>
          <table:table-cell table:style-name="ce10" office:value-type="string">
            <text:p>7.41161s</text:p>
          </table:table-cell>
          <table:table-cell table:style-name="ce10" office:value-type="string">
            <text:p>17.161s</text:p>
          </table:table-cell>
          <table:table-cell table:style-name="ce10" office:value-type="string">
            <text:p>01m16.2421s</text:p>
          </table:table-cell>
          <table:table-cell table:style-name="ce10" table:number-columns-repeated="2"/>
          <table:table-cell table:style-name="ce10" office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10" office:value-type="string">
            <text:p>0.028317s</text:p>
          </table:table-cell>
          <table:table-cell table:style-name="ce10" office:value-type="string">
            <text:p>0.043094s</text:p>
          </table:table-cell>
          <table:table-cell table:style-name="ce10" office:value-type="string">
            <text:p>0.049543s</text:p>
          </table:table-cell>
          <table:table-cell table:style-name="ce10" office:value-type="string">
            <text:p>0.101592s</text:p>
          </table:table-cell>
          <table:table-cell table:style-name="ce10" office:value-type="string">
            <text:p>0.172931s</text:p>
          </table:table-cell>
          <table:table-cell table:style-name="ce10" office:value-type="string">
            <text:p>0.335762s</text:p>
          </table:table-cell>
          <table:table-cell table:style-name="ce10" office:value-type="string">
            <text:p>0.663572s</text:p>
          </table:table-cell>
          <table:table-cell table:style-name="ce10" office:value-type="string">
            <text:p>1.40193s</text:p>
          </table:table-cell>
          <table:table-cell table:style-name="ce10" office:value-type="string">
            <text:p>2.91882s</text:p>
          </table:table-cell>
          <table:table-cell table:style-name="ce10" office:value-type="string">
            <text:p>6.12895s</text:p>
          </table:table-cell>
          <table:table-cell table:style-name="ce10" office:value-type="string">
            <text:p>12.389s</text:p>
          </table:table-cell>
          <table:table-cell table:style-name="ce10" office:value-type="string">
            <text:p>38.6804s</text:p>
          </table:table-cell>
          <table:table-cell table:style-name="ce10" table:number-columns-repeated="2"/>
          <table:table-cell table:style-name="ce10" office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10" office:value-type="string">
            <text:p>0.067472s</text:p>
          </table:table-cell>
          <table:table-cell table:style-name="ce10" office:value-type="string">
            <text:p>0.081146s</text:p>
          </table:table-cell>
          <table:table-cell table:style-name="ce10" office:value-type="string">
            <text:p>0.102608s</text:p>
          </table:table-cell>
          <table:table-cell table:style-name="ce10" office:value-type="string">
            <text:p>0.160728s</text:p>
          </table:table-cell>
          <table:table-cell table:style-name="ce10" office:value-type="string">
            <text:p>0.214156s</text:p>
          </table:table-cell>
          <table:table-cell table:style-name="ce10" office:value-type="string">
            <text:p>0.30962s</text:p>
          </table:table-cell>
          <table:table-cell table:style-name="ce10" office:value-type="string">
            <text:p>0.50516s</text:p>
          </table:table-cell>
          <table:table-cell table:style-name="ce10" office:value-type="string">
            <text:p>1.0275s</text:p>
          </table:table-cell>
          <table:table-cell table:style-name="ce10" office:value-type="string">
            <text:p>1.93067s</text:p>
          </table:table-cell>
          <table:table-cell table:style-name="ce10" office:value-type="string">
            <text:p>3.86512s</text:p>
          </table:table-cell>
          <table:table-cell table:style-name="ce10" office:value-type="string">
            <text:p>7.99354s</text:p>
          </table:table-cell>
          <table:table-cell table:style-name="ce10" office:value-type="string">
            <text:p>17.1396s</text:p>
          </table:table-cell>
          <table:table-cell table:style-name="ce10" office:value-type="string">
            <text:p>37.6913s</text:p>
          </table:table-cell>
          <table:table-cell table:style-name="ce10" office:value-type="string">
            <text:p>01m25.3872s</text:p>
          </table:table-cell>
          <table:table-cell table:style-name="ce10" office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0 – Hybrid OpenMPI and OpenMP with dynamic scheduling optimized for time with 210 wheel (5 processes, 19 segments, 16384 bytes block)</text:p>
          </table:table-cell>
          <table:table-cell table:style-name="ce10" office:value-type="string">
            <text:p>0.066134s</text:p>
          </table:table-cell>
          <table:table-cell table:style-name="ce10" office:value-type="string">
            <text:p>0.077502s</text:p>
          </table:table-cell>
          <table:table-cell table:style-name="ce10" office:value-type="string">
            <text:p>0.100153s</text:p>
          </table:table-cell>
          <table:table-cell table:style-name="ce10" office:value-type="string">
            <text:p>0.138549s</text:p>
          </table:table-cell>
          <table:table-cell table:style-name="ce10" office:value-type="string">
            <text:p>0.18814s</text:p>
          </table:table-cell>
          <table:table-cell table:style-name="ce10" office:value-type="string">
            <text:p>0.293986s</text:p>
          </table:table-cell>
          <table:table-cell table:style-name="ce10" office:value-type="string">
            <text:p>0.517443s</text:p>
          </table:table-cell>
          <table:table-cell table:style-name="ce10" office:value-type="string">
            <text:p>0.990482s</text:p>
          </table:table-cell>
          <table:table-cell table:style-name="ce10" office:value-type="string">
            <text:p>1.96442s</text:p>
          </table:table-cell>
          <table:table-cell table:style-name="ce10" office:value-type="string">
            <text:p>4.16025s</text:p>
          </table:table-cell>
          <table:table-cell table:style-name="ce10" office:value-type="string">
            <text:p>9.13032s</text:p>
          </table:table-cell>
          <table:table-cell table:style-name="ce10" office:value-type="string">
            <text:p>19.6677s</text:p>
          </table:table-cell>
          <table:table-cell table:style-name="ce10" table:number-columns-repeated="2"/>
          <table:table-cell table:style-name="ce10" office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Clock rate: 2400 - 3400 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1 cache: 256 KB 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2 cache: 1024 KB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3 cache: 6144 KB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16 GB RAM DDR3 1600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table:number-columns-repeated="15"/>
          <table:table-cell table:number-columns-repeated="1009"/>
        </table:table-row>
        <table:table-row table:style-name="ro1">
          <table:table-cell table:style-name="ce6" office:value-type="string">
            <text:p>Asus G51J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7" office:value-type="string">
            <text:p>CPU: <text:s/>i7 720QM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Clock rate: 1600 - 2800 MHz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8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0.2299in" fo:page-height="7.8701in" style:num-format="1" style:print-orientation="landscape"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 style:data-style-name="N2" text:time-value="0000-00-00T11:31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26T07:12:06</dc:date>
    <dc:creator>Carlos Costa</dc:creator>
    <meta:editing-duration>P1DT1H4M29S</meta:editing-duration>
    <meta:editing-cycles>144</meta:editing-cycles>
    <meta:generator>LibreOffice/4.0.2.2$Linux_X86_64 LibreOffice_project/400m0$Build-2</meta:generator>
    <meta:document-statistic meta:table-count="3" meta:cell-count="1065" meta:object-count="0"/>
  </office:meta>
</office:document-meta>
</file>